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iriam Libre" svg:font-family="'Miriam Libre'" style:font-adornments="標準" style:font-pitch="variable"/>
    <style:font-face style:name="华文宋体" svg:font-family="华文宋体" style:font-family-generic="system" style:font-pitch="variable"/>
    <style:font-face style:name="圓體-繁" svg:font-family="圓體-繁" style:font-adornments="標準" style:font-pitch="variable"/>
    <style:font-face style:name="翩翩體-繁" svg:font-family="翩翩體-繁" style:font-adornments="標準" style:font-pitch="variable"/>
    <style:font-face style:name="隸變-繁" svg:font-family="隸變-繁" style:font-adornments="標準" style:font-pitch="variable"/>
    <style:font-face style:name="魏碑-繁" svg:font-family="魏碑-繁" style:font-adornments="標準" style:font-pitch="variable"/>
    <style:font-face style:name="魏碑-繁1" svg:font-family="魏碑-繁" style:font-adornments="粗體" style:font-pitch="variable"/>
  </office:font-face-decls>
  <office:automatic-styles>
    <style:style style:name="P1" style:family="paragraph" style:parent-style-name="Title">
      <style:text-properties officeooo:paragraph-rsid="0077a271"/>
    </style:style>
    <style:style style:name="P2" style:family="paragraph" style:parent-style-name="Text_20_body">
      <style:text-properties officeooo:paragraph-rsid="0072ab38"/>
    </style:style>
    <style:style style:name="P3" style:family="paragraph" style:parent-style-name="Text_20_body">
      <style:paragraph-properties fo:break-before="page"/>
      <style:text-properties officeooo:paragraph-rsid="0072ab38"/>
    </style:style>
    <style:style style:name="P4" style:family="paragraph" style:parent-style-name="Text_20_body">
      <style:text-properties officeooo:paragraph-rsid="00d4a2ef"/>
    </style:style>
    <style:style style:name="P5" style:family="paragraph" style:parent-style-name="Text_20_body">
      <style:paragraph-properties fo:break-before="page"/>
      <style:text-properties officeooo:paragraph-rsid="00d4a2ef"/>
    </style:style>
    <style:style style:name="Ru1" style:family="ruby">
      <style:ruby-properties style:ruby-align="center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《 洛 神 賦 》 </text:p>
      <text:p text:style-name="P2"><text:ruby text:style-name="Ru1"><text:ruby-base>黃</text:ruby-base><text:ruby-text>hông</text:ruby-text></text:ruby> <text:ruby text:style-name="Ru1"><text:ruby-base>初</text:ruby-base><text:ruby-text>chho͘</text:ruby-text></text:ruby> <text:ruby text:style-name="Ru1"><text:ruby-base>三</text:ruby-base><text:ruby-text>sam</text:ruby-text></text:ruby> <text:ruby text:style-name="Ru1"><text:ruby-base>年</text:ruby-base><text:ruby-text>liân</text:ruby-text></text:ruby> ， <text:ruby text:style-name="Ru1"><text:ruby-base>餘</text:ruby-base><text:ruby-text>û</text:ruby-text></text:ruby> <text:ruby text:style-name="Ru1"><text:ruby-base>朝</text:ruby-base><text:ruby-text>tiâu</text:ruby-text></text:ruby> <text:ruby text:style-name="Ru1"><text:ruby-base>京</text:ruby-base><text:ruby-text>keng</text:ruby-text></text:ruby> <text:ruby text:style-name="Ru1"><text:ruby-base>師</text:ruby-base><text:ruby-text>su</text:ruby-text></text:ruby> ， <text:ruby text:style-name="Ru1"><text:ruby-base>還</text:ruby-base><text:ruby-text>hoân</text:ruby-text></text:ruby> <text:ruby text:style-name="Ru1"><text:ruby-base>濟</text:ruby-base><text:ruby-text>chē</text:ruby-text></text:ruby> <text:ruby text:style-name="Ru1"><text:ruby-base>洛</text:ruby-base><text:ruby-text>lo̍k</text:ruby-text></text:ruby> <text:ruby text:style-name="Ru1"><text:ruby-base>川</text:ruby-base><text:ruby-text>chhoan</text:ruby-text></text:ruby> 。<text:line-break/><text:ruby text:style-name="Ru1"><text:ruby-base>古</text:ruby-base><text:ruby-text>kó͘</text:ruby-text></text:ruby> <text:ruby text:style-name="Ru1"><text:ruby-base>人</text:ruby-base><text:ruby-text>jîn</text:ruby-text></text:ruby> <text:ruby text:style-name="Ru1"><text:ruby-base>有</text:ruby-base><text:ruby-text>iú</text:ruby-text></text:ruby> <text:ruby text:style-name="Ru1"><text:ruby-base>言</text:ruby-base><text:ruby-text>giân</text:ruby-text></text:ruby> ， <text:ruby text:style-name="Ru1"><text:ruby-base>斯</text:ruby-base><text:ruby-text>su</text:ruby-text></text:ruby> <text:ruby text:style-name="Ru1"><text:ruby-base>水</text:ruby-base><text:ruby-text>súi</text:ruby-text></text:ruby> <text:ruby text:style-name="Ru1"><text:ruby-base>之</text:ruby-base><text:ruby-text>chi</text:ruby-text></text:ruby> <text:ruby text:style-name="Ru1"><text:ruby-base>神</text:ruby-base><text:ruby-text>sîn</text:ruby-text></text:ruby> ， <text:ruby text:style-name="Ru1"><text:ruby-base>名</text:ruby-base><text:ruby-text>bêng</text:ruby-text></text:ruby> <text:ruby text:style-name="Ru1"><text:ruby-base>曰</text:ruby-base><text:ruby-text>oa̍t</text:ruby-text></text:ruby> <text:ruby text:style-name="Ru1"><text:ruby-base>宓</text:ruby-base><text:ruby-text>bi̍t</text:ruby-text></text:ruby> <text:ruby text:style-name="Ru1"><text:ruby-base>妃</text:ruby-base><text:ruby-text>hui</text:ruby-text></text:ruby> 。<text:line-break/><text:ruby text:style-name="Ru1"><text:ruby-base>感</text:ruby-base><text:ruby-text>kám</text:ruby-text></text:ruby> <text:ruby text:style-name="Ru1"><text:ruby-base>宋</text:ruby-base><text:ruby-text>sòng</text:ruby-text></text:ruby> <text:ruby text:style-name="Ru1"><text:ruby-base>玉</text:ruby-base><text:ruby-text>gio̍k</text:ruby-text></text:ruby> <text:ruby text:style-name="Ru1"><text:ruby-base>對</text:ruby-base><text:ruby-text>tùi</text:ruby-text></text:ruby> <text:ruby text:style-name="Ru1"><text:ruby-base>楚</text:ruby-base><text:ruby-text>chhó</text:ruby-text></text:ruby> <text:ruby text:style-name="Ru1"><text:ruby-base>王</text:ruby-base><text:ruby-text>ông</text:ruby-text></text:ruby> <text:ruby text:style-name="Ru1"><text:ruby-base>神</text:ruby-base><text:ruby-text>sîn</text:ruby-text></text:ruby> <text:ruby text:style-name="Ru1"><text:ruby-base>女</text:ruby-base><text:ruby-text>lú</text:ruby-text></text:ruby> <text:ruby text:style-name="Ru1"><text:ruby-base>之</text:ruby-base><text:ruby-text>chi</text:ruby-text></text:ruby> <text:ruby text:style-name="Ru1"><text:ruby-base>事</text:ruby-base><text:ruby-text>sū</text:ruby-text></text:ruby> ， <text:line-break/><text:soft-page-break/><text:ruby text:style-name="Ru1"><text:ruby-base>遂</text:ruby-base><text:ruby-text>sūi</text:ruby-text></text:ruby> <text:ruby text:style-name="Ru1"><text:ruby-base>作</text:ruby-base><text:ruby-text>chok</text:ruby-text></text:ruby> <text:ruby text:style-name="Ru1"><text:ruby-base>斯</text:ruby-base><text:ruby-text>su</text:ruby-text></text:ruby> <text:ruby text:style-name="Ru1"><text:ruby-base>賦</text:ruby-base><text:ruby-text>hù</text:ruby-text></text:ruby> ， <text:ruby text:style-name="Ru1"><text:ruby-base>其</text:ruby-base><text:ruby-text>kî</text:ruby-text></text:ruby> <text:ruby text:style-name="Ru1"><text:ruby-base>詞</text:ruby-base><text:ruby-text>sû</text:ruby-text></text:ruby> <text:ruby text:style-name="Ru1"><text:ruby-base>曰</text:ruby-base><text:ruby-text>oa̍t</text:ruby-text></text:ruby> ： </text:p>
      <text:p text:style-name="P4"><text:ruby text:style-name="Ru1"><text:ruby-base>餘</text:ruby-base><text:ruby-text>û</text:ruby-text></text:ruby> <text:ruby text:style-name="Ru1"><text:ruby-base>從</text:ruby-base><text:ruby-text>chiông</text:ruby-text></text:ruby> <text:ruby text:style-name="Ru1"><text:ruby-base>京</text:ruby-base><text:ruby-text>keng</text:ruby-text></text:ruby> <text:ruby text:style-name="Ru1"><text:ruby-base>域</text:ruby-base><text:ruby-text>e̍k</text:ruby-text></text:ruby> ， <text:ruby text:style-name="Ru1"><text:ruby-base>言</text:ruby-base><text:ruby-text>giân</text:ruby-text></text:ruby> <text:ruby text:style-name="Ru1"><text:ruby-base>歸</text:ruby-base><text:ruby-text>kui</text:ruby-text></text:ruby> <text:ruby text:style-name="Ru1"><text:ruby-base>東</text:ruby-base><text:ruby-text>tong</text:ruby-text></text:ruby> <text:ruby text:style-name="Ru1"><text:ruby-base>藩</text:ruby-base><text:ruby-text>hoan</text:ruby-text></text:ruby> ， <text:line-break/><text:ruby text:style-name="Ru1"><text:ruby-base>背</text:ruby-base><text:ruby-text>pōe</text:ruby-text></text:ruby> <text:ruby text:style-name="Ru1"><text:ruby-base>伊</text:ruby-base><text:ruby-text>i</text:ruby-text></text:ruby> <text:ruby text:style-name="Ru1"><text:ruby-base>闕</text:ruby-base><text:ruby-text>khoat</text:ruby-text></text:ruby> ， <text:ruby text:style-name="Ru1"><text:ruby-base>越</text:ruby-base><text:ruby-text>oa̍t</text:ruby-text></text:ruby> <text:ruby text:style-name="Ru1"><text:ruby-base>轘</text:ruby-base><text:ruby-text>hoān</text:ruby-text></text:ruby> <text:ruby text:style-name="Ru1"><text:ruby-base>轅</text:ruby-base><text:ruby-text>oân</text:ruby-text></text:ruby> ， <text:line-break/><text:soft-page-break/><text:ruby text:style-name="Ru1"><text:ruby-base>經</text:ruby-base><text:ruby-text>keng</text:ruby-text></text:ruby> <text:ruby text:style-name="Ru1"><text:ruby-base>通</text:ruby-base><text:ruby-text>thong</text:ruby-text></text:ruby> <text:ruby text:style-name="Ru1"><text:ruby-base>谷</text:ruby-base><text:ruby-text>kok</text:ruby-text></text:ruby> ， <text:ruby text:style-name="Ru1"><text:ruby-base>陵</text:ruby-base><text:ruby-text>lêng</text:ruby-text></text:ruby> <text:ruby text:style-name="Ru1"><text:ruby-base>景</text:ruby-base><text:ruby-text>kéng</text:ruby-text></text:ruby> <text:ruby text:style-name="Ru1"><text:ruby-base>山</text:ruby-base><text:ruby-text>san</text:ruby-text></text:ruby> 。 <text:line-break/><text:ruby text:style-name="Ru1"><text:ruby-base>日</text:ruby-base><text:ruby-text>ji̍t</text:ruby-text></text:ruby> <text:ruby text:style-name="Ru1"><text:ruby-base>既</text:ruby-base><text:ruby-text>kì</text:ruby-text></text:ruby> <text:ruby text:style-name="Ru1"><text:ruby-base>西</text:ruby-base><text:ruby-text>se</text:ruby-text></text:ruby> <text:ruby text:style-name="Ru1"><text:ruby-base>傾</text:ruby-base><text:ruby-text>kheng</text:ruby-text></text:ruby> ， <text:ruby text:style-name="Ru1"><text:ruby-base>車</text:ruby-base><text:ruby-text>ki</text:ruby-text></text:ruby> <text:ruby text:style-name="Ru1"><text:ruby-base>殆</text:ruby-base><text:ruby-text>tāi</text:ruby-text></text:ruby> <text:ruby text:style-name="Ru1"><text:ruby-base>馬</text:ruby-base><text:ruby-text>má</text:ruby-text></text:ruby> <text:ruby text:style-name="Ru1"><text:ruby-base>煩</text:ruby-base><text:ruby-text>hoân</text:ruby-text></text:ruby> 。 <text:line-break/><text:ruby text:style-name="Ru1"><text:ruby-base>爾</text:ruby-base><text:ruby-text>nī</text:ruby-text></text:ruby> <text:ruby text:style-name="Ru1"><text:ruby-base>乃</text:ruby-base><text:ruby-text>nái</text:ruby-text></text:ruby> <text:ruby text:style-name="Ru1"><text:ruby-base>稅</text:ruby-base><text:ruby-text>sòe</text:ruby-text></text:ruby> <text:ruby text:style-name="Ru1"><text:ruby-base>駕</text:ruby-base><text:ruby-text>kà</text:ruby-text></text:ruby> <text:ruby text:style-name="Ru1"><text:ruby-base>乎</text:ruby-base><text:ruby-text>hohⁿ</text:ruby-text></text:ruby> <text:ruby text:style-name="Ru1"><text:ruby-base>蘅</text:ruby-base><text:ruby-text>hêng</text:ruby-text></text:ruby> <text:ruby text:style-name="Ru1"><text:ruby-base>皋</text:ruby-base><text:ruby-text>ko</text:ruby-text></text:ruby> ， <text:line-break/><text:soft-page-break/><text:ruby text:style-name="Ru1"><text:ruby-base>秣</text:ruby-base><text:ruby-text>bōe</text:ruby-text></text:ruby> <text:ruby text:style-name="Ru1"><text:ruby-base>駟</text:ruby-base><text:ruby-text>sù</text:ruby-text></text:ruby> <text:ruby text:style-name="Ru1"><text:ruby-base>乎</text:ruby-base><text:ruby-text>hohⁿ</text:ruby-text></text:ruby> <text:ruby text:style-name="Ru1"><text:ruby-base>芝</text:ruby-base><text:ruby-text>chi</text:ruby-text></text:ruby> <text:ruby text:style-name="Ru1"><text:ruby-base>田</text:ruby-base><text:ruby-text>tiân</text:ruby-text></text:ruby> ， <text:line-break/><text:ruby text:style-name="Ru1"><text:ruby-base>容</text:ruby-base><text:ruby-text>iông</text:ruby-text></text:ruby> <text:ruby text:style-name="Ru1"><text:ruby-base>與</text:ruby-base><text:ruby-text>ú</text:ruby-text></text:ruby> <text:ruby text:style-name="Ru1"><text:ruby-base>乎</text:ruby-base><text:ruby-text>hohⁿ</text:ruby-text></text:ruby> <text:ruby text:style-name="Ru1"><text:ruby-base>陽</text:ruby-base><text:ruby-text>iông</text:ruby-text></text:ruby> <text:ruby text:style-name="Ru1"><text:ruby-base>林</text:ruby-base><text:ruby-text>lîm</text:ruby-text></text:ruby> ， <text:line-break/><text:ruby text:style-name="Ru1"><text:ruby-base>流</text:ruby-base><text:ruby-text>liû</text:ruby-text></text:ruby> <text:ruby text:style-name="Ru1"><text:ruby-base>眄</text:ruby-base><text:ruby-text>bián</text:ruby-text></text:ruby> <text:ruby text:style-name="Ru1"><text:ruby-base>乎</text:ruby-base><text:ruby-text>hohⁿ</text:ruby-text></text:ruby> <text:ruby text:style-name="Ru1"><text:ruby-base>洛</text:ruby-base><text:ruby-text>lo̍k</text:ruby-text></text:ruby> <text:ruby text:style-name="Ru1"><text:ruby-base>川</text:ruby-base><text:ruby-text>chhoan</text:ruby-text></text:ruby> 。 <text:line-break/><text:soft-page-break/><text:ruby text:style-name="Ru1"><text:ruby-base>於</text:ruby-base><text:ruby-text>î</text:ruby-text></text:ruby> <text:ruby text:style-name="Ru1"><text:ruby-base>是</text:ruby-base><text:ruby-text>sī</text:ruby-text></text:ruby> <text:ruby text:style-name="Ru1"><text:ruby-base>精</text:ruby-base><text:ruby-text>cheng</text:ruby-text></text:ruby> <text:ruby text:style-name="Ru1"><text:ruby-base>移</text:ruby-base><text:ruby-text>î</text:ruby-text></text:ruby> <text:ruby text:style-name="Ru1"><text:ruby-base>神</text:ruby-base><text:ruby-text>sîn</text:ruby-text></text:ruby> <text:ruby text:style-name="Ru1"><text:ruby-base>駭</text:ruby-base><text:ruby-text>hái</text:ruby-text></text:ruby> ， <text:ruby text:style-name="Ru1"><text:ruby-base>忽</text:ruby-base><text:ruby-text>hut</text:ruby-text></text:ruby> <text:ruby text:style-name="Ru1"><text:ruby-base>焉</text:ruby-base><text:ruby-text>ian</text:ruby-text></text:ruby> <text:ruby text:style-name="Ru1"><text:ruby-base>思</text:ruby-base><text:ruby-text>su</text:ruby-text></text:ruby> <text:ruby text:style-name="Ru1"><text:ruby-base>散</text:ruby-base><text:ruby-text>sàn</text:ruby-text></text:ruby> 。 <text:line-break/><text:ruby text:style-name="Ru1"><text:ruby-base>俯</text:ruby-base><text:ruby-text>hú</text:ruby-text></text:ruby> <text:ruby text:style-name="Ru1"><text:ruby-base>則</text:ruby-base><text:ruby-text>chek</text:ruby-text></text:ruby> <text:ruby text:style-name="Ru1"><text:ruby-base>未</text:ruby-base><text:ruby-text>bī</text:ruby-text></text:ruby> <text:ruby text:style-name="Ru1"><text:ruby-base>察</text:ruby-base><text:ruby-text>chhat</text:ruby-text></text:ruby> ， <text:ruby text:style-name="Ru1"><text:ruby-base>仰</text:ruby-base><text:ruby-text>gióng</text:ruby-text></text:ruby> <text:ruby text:style-name="Ru1"><text:ruby-base>以</text:ruby-base><text:ruby-text>í</text:ruby-text></text:ruby> <text:ruby text:style-name="Ru1"><text:ruby-base>殊</text:ruby-base><text:ruby-text>sû</text:ruby-text></text:ruby> <text:ruby text:style-name="Ru1"><text:ruby-base>觀</text:ruby-base><text:ruby-text>koan</text:ruby-text></text:ruby> 。 <text:line-break/><text:ruby text:style-name="Ru1"><text:ruby-base>睹</text:ruby-base><text:ruby-text>tó͘</text:ruby-text></text:ruby> <text:ruby text:style-name="Ru1"><text:ruby-base>一</text:ruby-base><text:ruby-text>it</text:ruby-text></text:ruby> <text:ruby text:style-name="Ru1"><text:ruby-base>麗</text:ruby-base><text:ruby-text>lē</text:ruby-text></text:ruby> <text:ruby text:style-name="Ru1"><text:ruby-base>人</text:ruby-base><text:ruby-text>jîn</text:ruby-text></text:ruby> ， <text:ruby text:style-name="Ru1"><text:ruby-base>於</text:ruby-base><text:ruby-text>î</text:ruby-text></text:ruby> <text:ruby text:style-name="Ru1"><text:ruby-base>巖</text:ruby-base><text:ruby-text>giâm</text:ruby-text></text:ruby> <text:ruby text:style-name="Ru1"><text:ruby-base>之</text:ruby-base><text:ruby-text>chi</text:ruby-text></text:ruby> <text:ruby text:style-name="Ru1"><text:ruby-base>畔</text:ruby-base><text:ruby-text>poān</text:ruby-text></text:ruby> 。 <text:line-break/><text:soft-page-break/><text:ruby text:style-name="Ru1"><text:ruby-base>乃</text:ruby-base><text:ruby-text>nái</text:ruby-text></text:ruby> <text:ruby text:style-name="Ru1"><text:ruby-base>援</text:ruby-base><text:ruby-text>oān</text:ruby-text></text:ruby> <text:ruby text:style-name="Ru1"><text:ruby-base>御</text:ruby-base><text:ruby-text>gū</text:ruby-text></text:ruby> <text:ruby text:style-name="Ru1"><text:ruby-base>者</text:ruby-base><text:ruby-text>chiá</text:ruby-text></text:ruby> <text:ruby text:style-name="Ru1"><text:ruby-base>而</text:ruby-base><text:ruby-text>jî</text:ruby-text></text:ruby> <text:ruby text:style-name="Ru1"><text:ruby-base>告</text:ruby-base><text:ruby-text>kò</text:ruby-text></text:ruby> <text:ruby text:style-name="Ru1"><text:ruby-base>之</text:ruby-base><text:ruby-text>chi</text:ruby-text></text:ruby> <text:ruby text:style-name="Ru1"><text:ruby-base>曰</text:ruby-base><text:ruby-text>oa̍t</text:ruby-text></text:ruby> ：<text:line-break/> “ <text:ruby text:style-name="Ru1"><text:ruby-base>爾</text:ruby-base><text:ruby-text>ní</text:ruby-text></text:ruby> <text:ruby text:style-name="Ru1"><text:ruby-base>有</text:ruby-base><text:ruby-text>iú</text:ruby-text></text:ruby> <text:ruby text:style-name="Ru1"><text:ruby-base>覿</text:ruby-base><text:ruby-text>to̍k</text:ruby-text></text:ruby> <text:ruby text:style-name="Ru1"><text:ruby-base>於</text:ruby-base><text:ruby-text>î</text:ruby-text></text:ruby> <text:ruby text:style-name="Ru1"><text:ruby-base>彼</text:ruby-base><text:ruby-text>pí</text:ruby-text></text:ruby> <text:ruby text:style-name="Ru1"><text:ruby-base>者</text:ruby-base><text:ruby-text>chiá</text:ruby-text></text:ruby> <text:ruby text:style-name="Ru1"><text:ruby-base>乎</text:ruby-base><text:ruby-text>hohⁿ</text:ruby-text></text:ruby> ？ <text:line-break/><text:ruby text:style-name="Ru1"><text:ruby-base>彼</text:ruby-base><text:ruby-text>pí</text:ruby-text></text:ruby> <text:ruby text:style-name="Ru1"><text:ruby-base>何</text:ruby-base><text:ruby-text>hô</text:ruby-text></text:ruby> <text:ruby text:style-name="Ru1"><text:ruby-base>人</text:ruby-base><text:ruby-text>jîn</text:ruby-text></text:ruby> <text:ruby text:style-name="Ru1"><text:ruby-base>斯</text:ruby-base><text:ruby-text>su</text:ruby-text></text:ruby> ， <text:ruby text:style-name="Ru1"><text:ruby-base>若</text:ruby-base><text:ruby-text>jio̍k</text:ruby-text></text:ruby> <text:ruby text:style-name="Ru1"><text:ruby-base>此</text:ruby-base><text:ruby-text>chhú</text:ruby-text></text:ruby> <text:ruby text:style-name="Ru1"><text:ruby-base>之</text:ruby-base><text:ruby-text>chi</text:ruby-text></text:ruby> <text:ruby text:style-name="Ru1"><text:ruby-base>豔</text:ruby-base><text:ruby-text>iām</text:ruby-text></text:ruby> <text:ruby text:style-name="Ru1"><text:ruby-base>也</text:ruby-base><text:ruby-text>iā</text:ruby-text></text:ruby> ！ ” </text:p>
      <text:p text:style-name="P5"><text:ruby text:style-name="Ru1"><text:ruby-base>御</text:ruby-base><text:ruby-text>gū</text:ruby-text></text:ruby> <text:ruby text:style-name="Ru1"><text:ruby-base>者</text:ruby-base><text:ruby-text>chiá</text:ruby-text></text:ruby> <text:ruby text:style-name="Ru1"><text:ruby-base>對</text:ruby-base><text:ruby-text>tùi</text:ruby-text></text:ruby> <text:ruby text:style-name="Ru1"><text:ruby-base>曰</text:ruby-base><text:ruby-text>oa̍t</text:ruby-text></text:ruby> ： <text:line-break/>“ <text:ruby text:style-name="Ru1"><text:ruby-base>臣</text:ruby-base><text:ruby-text>sîn</text:ruby-text></text:ruby> <text:ruby text:style-name="Ru1"><text:ruby-base>聞</text:ruby-base><text:ruby-text>bûn</text:ruby-text></text:ruby> <text:ruby text:style-name="Ru1"><text:ruby-base>河</text:ruby-base><text:ruby-text>hô</text:ruby-text></text:ruby> <text:ruby text:style-name="Ru1"><text:ruby-base>洛</text:ruby-base><text:ruby-text>lo̍k</text:ruby-text></text:ruby> <text:ruby text:style-name="Ru1"><text:ruby-base>之</text:ruby-base><text:ruby-text>chi</text:ruby-text></text:ruby> <text:ruby text:style-name="Ru1"><text:ruby-base>神</text:ruby-base><text:ruby-text>sîn</text:ruby-text></text:ruby> ， <text:ruby text:style-name="Ru1"><text:ruby-base>名</text:ruby-base><text:ruby-text>bêng</text:ruby-text></text:ruby> <text:ruby text:style-name="Ru1"><text:ruby-base>曰</text:ruby-base><text:ruby-text>oa̍t</text:ruby-text></text:ruby> <text:ruby text:style-name="Ru1"><text:ruby-base>宓</text:ruby-base><text:ruby-text>bi̍t</text:ruby-text></text:ruby> <text:ruby text:style-name="Ru1"><text:ruby-base>妃</text:ruby-base><text:ruby-text>hui</text:ruby-text></text:ruby> 。 <text:line-break/><text:ruby text:style-name="Ru1"><text:ruby-base>然</text:ruby-base><text:ruby-text>jiân</text:ruby-text></text:ruby> <text:ruby text:style-name="Ru1"><text:ruby-base>則</text:ruby-base><text:ruby-text>chek</text:ruby-text></text:ruby> <text:ruby text:style-name="Ru1"><text:ruby-base>君</text:ruby-base><text:ruby-text>kun</text:ruby-text></text:ruby> <text:ruby text:style-name="Ru1"><text:ruby-base>王</text:ruby-base><text:ruby-text>ông</text:ruby-text></text:ruby> <text:ruby text:style-name="Ru1"><text:ruby-base>所</text:ruby-base><text:ruby-text>só͘</text:ruby-text></text:ruby> <text:ruby text:style-name="Ru1"><text:ruby-base>見</text:ruby-base><text:ruby-text>kiàn</text:ruby-text></text:ruby> ， <text:ruby text:style-name="Ru1"><text:ruby-base>無</text:ruby-base><text:ruby-text>bû</text:ruby-text></text:ruby> <text:ruby text:style-name="Ru1"><text:ruby-base>乃</text:ruby-base><text:ruby-text>nái</text:ruby-text></text:ruby> <text:ruby text:style-name="Ru1"><text:ruby-base>是</text:ruby-base><text:ruby-text>sī</text:ruby-text></text:ruby> <text:ruby text:style-name="Ru1"><text:ruby-base>乎</text:ruby-base><text:ruby-text>hohⁿ</text:ruby-text></text:ruby> ？ <text:line-break/><text:soft-page-break/><text:ruby text:style-name="Ru1"><text:ruby-base>其</text:ruby-base><text:ruby-text>kî</text:ruby-text></text:ruby> <text:ruby text:style-name="Ru1"><text:ruby-base>狀</text:ruby-base><text:ruby-text>chōng</text:ruby-text></text:ruby> <text:ruby text:style-name="Ru1"><text:ruby-base>若</text:ruby-base><text:ruby-text>jio̍k</text:ruby-text></text:ruby> <text:ruby text:style-name="Ru1"><text:ruby-base>何</text:ruby-base><text:ruby-text>hô</text:ruby-text></text:ruby> ， <text:ruby text:style-name="Ru1"><text:ruby-base>臣</text:ruby-base><text:ruby-text>sîn</text:ruby-text></text:ruby> <text:ruby text:style-name="Ru1"><text:ruby-base>願</text:ruby-base><text:ruby-text>goān</text:ruby-text></text:ruby> <text:ruby text:style-name="Ru1"><text:ruby-base>聞</text:ruby-base><text:ruby-text>bûn</text:ruby-text></text:ruby> <text:ruby text:style-name="Ru1"><text:ruby-base>之</text:ruby-base><text:ruby-text>chi</text:ruby-text></text:ruby> 。 ” </text:p>
      <text:p text:style-name="P3"><text:ruby text:style-name="Ru1"><text:ruby-base>餘</text:ruby-base><text:ruby-text>û</text:ruby-text></text:ruby> <text:ruby text:style-name="Ru1"><text:ruby-base>告</text:ruby-base><text:ruby-text>kò</text:ruby-text></text:ruby> <text:ruby text:style-name="Ru1"><text:ruby-base>之</text:ruby-base><text:ruby-text>chi</text:ruby-text></text:ruby> <text:ruby text:style-name="Ru1"><text:ruby-base>曰</text:ruby-base><text:ruby-text>oa̍t</text:ruby-text></text:ruby> ： <text:ruby text:style-name="Ru1"><text:ruby-base>其</text:ruby-base><text:ruby-text>kî</text:ruby-text></text:ruby> <text:ruby text:style-name="Ru1"><text:ruby-base>形</text:ruby-base><text:ruby-text>hêng</text:ruby-text></text:ruby> <text:ruby text:style-name="Ru1"><text:ruby-base>也</text:ruby-base><text:ruby-text>iā</text:ruby-text></text:ruby> ， <text:line-break/><text:ruby text:style-name="Ru1"><text:ruby-base>翩</text:ruby-base><text:ruby-text>phian</text:ruby-text></text:ruby> <text:ruby text:style-name="Ru1"><text:ruby-base>若</text:ruby-base><text:ruby-text>jio̍k</text:ruby-text></text:ruby> <text:ruby text:style-name="Ru1"><text:ruby-base>驚</text:ruby-base><text:ruby-text>keng</text:ruby-text></text:ruby> <text:ruby text:style-name="Ru1"><text:ruby-base>鴻</text:ruby-base><text:ruby-text>hông</text:ruby-text></text:ruby> ， <text:ruby text:style-name="Ru1"><text:ruby-base>婉</text:ruby-base><text:ruby-text>oán</text:ruby-text></text:ruby> <text:ruby text:style-name="Ru1"><text:ruby-base>若</text:ruby-base><text:ruby-text>jio̍k</text:ruby-text></text:ruby> <text:ruby text:style-name="Ru1"><text:ruby-base>游</text:ruby-base><text:ruby-text>iû</text:ruby-text></text:ruby> <text:ruby text:style-name="Ru1"><text:ruby-base>龍</text:ruby-base><text:ruby-text>liông</text:ruby-text></text:ruby> ， <text:line-break/><text:ruby text:style-name="Ru1"><text:ruby-base>榮</text:ruby-base><text:ruby-text>êng</text:ruby-text></text:ruby> <text:ruby text:style-name="Ru1"><text:ruby-base>曜</text:ruby-base><text:ruby-text>iāu</text:ruby-text></text:ruby> <text:ruby text:style-name="Ru1"><text:ruby-base>秋</text:ruby-base><text:ruby-text>chhiu</text:ruby-text></text:ruby> <text:ruby text:style-name="Ru1"><text:ruby-base>菊</text:ruby-base><text:ruby-text>kiok</text:ruby-text></text:ruby> ， <text:ruby text:style-name="Ru1"><text:ruby-base>華</text:ruby-base><text:ruby-text>hôa</text:ruby-text></text:ruby> <text:ruby text:style-name="Ru1"><text:ruby-base>茂</text:ruby-base><text:ruby-text>bō͘</text:ruby-text></text:ruby> <text:ruby text:style-name="Ru1"><text:ruby-base>春</text:ruby-base><text:ruby-text>chhun</text:ruby-text></text:ruby> <text:ruby text:style-name="Ru1"><text:ruby-base>鬆</text:ruby-base><text:ruby-text>song</text:ruby-text></text:ruby> 。 <text:line-break/><text:soft-page-break/><text:ruby text:style-name="Ru1"><text:ruby-base>髣</text:ruby-base><text:ruby-text>hóng</text:ruby-text></text:ruby> <text:ruby text:style-name="Ru1"><text:ruby-base>髴</text:ruby-base><text:ruby-text>hut</text:ruby-text></text:ruby> <text:ruby text:style-name="Ru1"><text:ruby-base>兮</text:ruby-base><text:ruby-text>hē</text:ruby-text></text:ruby> <text:ruby text:style-name="Ru1"><text:ruby-base>若</text:ruby-base><text:ruby-text>jio̍k</text:ruby-text></text:ruby> <text:ruby text:style-name="Ru1"><text:ruby-base>輕</text:ruby-base><text:ruby-text>kheng</text:ruby-text></text:ruby> <text:ruby text:style-name="Ru1"><text:ruby-base>雲</text:ruby-base><text:ruby-text>hûn</text:ruby-text></text:ruby> <text:ruby text:style-name="Ru1"><text:ruby-base>之</text:ruby-base><text:ruby-text>chi</text:ruby-text></text:ruby> <text:ruby text:style-name="Ru1"><text:ruby-base>蔽</text:ruby-base><text:ruby-text>pè</text:ruby-text></text:ruby> <text:ruby text:style-name="Ru1"><text:ruby-base>月</text:ruby-base><text:ruby-text>goa̍t</text:ruby-text></text:ruby> ， <text:line-break/><text:ruby text:style-name="Ru1"><text:ruby-base>飄</text:ruby-base><text:ruby-text>phiau</text:ruby-text></text:ruby> <text:ruby text:style-name="Ru1"><text:ruby-base>颻</text:ruby-base><text:ruby-text>iâu</text:ruby-text></text:ruby> <text:ruby text:style-name="Ru1"><text:ruby-base>兮</text:ruby-base><text:ruby-text>hē</text:ruby-text></text:ruby> <text:ruby text:style-name="Ru1"><text:ruby-base>若</text:ruby-base><text:ruby-text>jio̍k</text:ruby-text></text:ruby> <text:ruby text:style-name="Ru1"><text:ruby-base>流</text:ruby-base><text:ruby-text>liû</text:ruby-text></text:ruby> <text:ruby text:style-name="Ru1"><text:ruby-base>風</text:ruby-base><text:ruby-text>hong</text:ruby-text></text:ruby> <text:ruby text:style-name="Ru1"><text:ruby-base>之</text:ruby-base><text:ruby-text>chi</text:ruby-text></text:ruby> <text:ruby text:style-name="Ru1"><text:ruby-base>迴</text:ruby-base><text:ruby-text>hôe</text:ruby-text></text:ruby> <text:ruby text:style-name="Ru1"><text:ruby-base>雪</text:ruby-base><text:ruby-text>soat</text:ruby-text></text:ruby> 。 <text:line-break/><text:ruby text:style-name="Ru1"><text:ruby-base>遠</text:ruby-base><text:ruby-text>oán</text:ruby-text></text:ruby> <text:ruby text:style-name="Ru1"><text:ruby-base>而</text:ruby-base><text:ruby-text>jî</text:ruby-text></text:ruby> <text:ruby text:style-name="Ru1"><text:ruby-base>望</text:ruby-base><text:ruby-text>bōng</text:ruby-text></text:ruby> <text:ruby text:style-name="Ru1"><text:ruby-base>之</text:ruby-base><text:ruby-text>chi</text:ruby-text></text:ruby> ， <text:ruby text:style-name="Ru1"><text:ruby-base>皎</text:ruby-base><text:ruby-text>kiáu</text:ruby-text></text:ruby> <text:ruby text:style-name="Ru1"><text:ruby-base>若</text:ruby-base><text:ruby-text>jio̍k</text:ruby-text></text:ruby> <text:ruby text:style-name="Ru1"><text:ruby-base>太</text:ruby-base><text:ruby-text>thài</text:ruby-text></text:ruby> <text:ruby text:style-name="Ru1"><text:ruby-base>陽</text:ruby-base><text:ruby-text>iông</text:ruby-text></text:ruby> <text:ruby text:style-name="Ru1"><text:ruby-base>升</text:ruby-base><text:ruby-text>seng</text:ruby-text></text:ruby> <text:ruby text:style-name="Ru1"><text:ruby-base>朝</text:ruby-base><text:ruby-text>tiâu</text:ruby-text></text:ruby> <text:ruby text:style-name="Ru1"><text:ruby-base>霞</text:ruby-base><text:ruby-text>hâ</text:ruby-text></text:ruby> 。 <text:line-break/><text:soft-page-break/><text:ruby text:style-name="Ru1"><text:ruby-base>迫</text:ruby-base><text:ruby-text>pek</text:ruby-text></text:ruby> <text:ruby text:style-name="Ru1"><text:ruby-base>而</text:ruby-base><text:ruby-text>jî</text:ruby-text></text:ruby> <text:ruby text:style-name="Ru1"><text:ruby-base>察</text:ruby-base><text:ruby-text>chhat</text:ruby-text></text:ruby> <text:ruby text:style-name="Ru1"><text:ruby-base>之</text:ruby-base><text:ruby-text>chi</text:ruby-text></text:ruby> ， <text:ruby text:style-name="Ru1"><text:ruby-base>灼</text:ruby-base><text:ruby-text>chiok</text:ruby-text></text:ruby> <text:ruby text:style-name="Ru1"><text:ruby-base>若</text:ruby-base><text:ruby-text>jio̍k</text:ruby-text></text:ruby> <text:ruby text:style-name="Ru1"><text:ruby-base>芙</text:ruby-base><text:ruby-text>hû</text:ruby-text></text:ruby> <text:ruby text:style-name="Ru1"><text:ruby-base>蕖</text:ruby-base><text:ruby-text>kû</text:ruby-text></text:ruby> <text:ruby text:style-name="Ru1"><text:ruby-base>出</text:ruby-base><text:ruby-text>chhut</text:ruby-text></text:ruby> <text:ruby text:style-name="Ru1"><text:ruby-base>淥</text:ruby-base><text:ruby-text>lo̍k</text:ruby-text></text:ruby> <text:ruby text:style-name="Ru1"><text:ruby-base>波</text:ruby-base><text:ruby-text>pho</text:ruby-text></text:ruby> 。 <text:line-break/><text:ruby text:style-name="Ru1"><text:ruby-base>穠</text:ruby-base><text:ruby-text>jiông</text:ruby-text></text:ruby> <text:ruby text:style-name="Ru1"><text:ruby-base>纖</text:ruby-base><text:ruby-text>chhiam</text:ruby-text></text:ruby> <text:ruby text:style-name="Ru1"><text:ruby-base>得</text:ruby-base><text:ruby-text>tek</text:ruby-text></text:ruby> <text:ruby text:style-name="Ru1"><text:ruby-base>衷</text:ruby-base><text:ruby-text>thiong</text:ruby-text></text:ruby> ， <text:ruby text:style-name="Ru1"><text:ruby-base>修</text:ruby-base><text:ruby-text>siu</text:ruby-text></text:ruby> <text:ruby text:style-name="Ru1"><text:ruby-base>短</text:ruby-base><text:ruby-text>toán</text:ruby-text></text:ruby> <text:ruby text:style-name="Ru1"><text:ruby-base>合</text:ruby-base><text:ruby-text>ha̍p</text:ruby-text></text:ruby> <text:ruby text:style-name="Ru1"><text:ruby-base>度</text:ruby-base><text:ruby-text>tō͘</text:ruby-text></text:ruby> 。 <text:line-break/><text:ruby text:style-name="Ru1"><text:ruby-base>肩</text:ruby-base><text:ruby-text>kian</text:ruby-text></text:ruby> <text:ruby text:style-name="Ru1"><text:ruby-base>若</text:ruby-base><text:ruby-text>jio̍k</text:ruby-text></text:ruby> <text:ruby text:style-name="Ru1"><text:ruby-base>削</text:ruby-base><text:ruby-text>siat</text:ruby-text></text:ruby> <text:ruby text:style-name="Ru1"><text:ruby-base>成</text:ruby-base><text:ruby-text>sêng</text:ruby-text></text:ruby> ， <text:ruby text:style-name="Ru1"><text:ruby-base>腰</text:ruby-base><text:ruby-text>iau</text:ruby-text></text:ruby> <text:ruby text:style-name="Ru1"><text:ruby-base>如</text:ruby-base><text:ruby-text>jû</text:ruby-text></text:ruby> <text:ruby text:style-name="Ru1"><text:ruby-base>約</text:ruby-base><text:ruby-text>iok</text:ruby-text></text:ruby> <text:ruby text:style-name="Ru1"><text:ruby-base>素</text:ruby-base><text:ruby-text>sò͘</text:ruby-text></text:ruby> 。 <text:line-break/><text:soft-page-break/><text:ruby text:style-name="Ru1"><text:ruby-base>延</text:ruby-base><text:ruby-text>iân</text:ruby-text></text:ruby> <text:ruby text:style-name="Ru1"><text:ruby-base>頸</text:ruby-base><text:ruby-text>kéng</text:ruby-text></text:ruby> <text:ruby text:style-name="Ru1"><text:ruby-base>秀</text:ruby-base><text:ruby-text>siù</text:ruby-text></text:ruby> <text:ruby text:style-name="Ru1"><text:ruby-base>項</text:ruby-base><text:ruby-text>hāng</text:ruby-text></text:ruby> ， <text:ruby text:style-name="Ru1"><text:ruby-base>皓</text:ruby-base><text:ruby-text>hō</text:ruby-text></text:ruby> <text:ruby text:style-name="Ru1"><text:ruby-base>質</text:ruby-base><text:ruby-text>chit</text:ruby-text></text:ruby> <text:ruby text:style-name="Ru1"><text:ruby-base>呈</text:ruby-base><text:ruby-text>thêng</text:ruby-text></text:ruby> <text:ruby text:style-name="Ru1"><text:ruby-base>露</text:ruby-base><text:ruby-text>lō͘</text:ruby-text></text:ruby> ， <text:line-break/><text:ruby text:style-name="Ru1"><text:ruby-base>芳</text:ruby-base><text:ruby-text>hong</text:ruby-text></text:ruby> <text:ruby text:style-name="Ru1"><text:ruby-base>澤</text:ruby-base><text:ruby-text>te̍k</text:ruby-text></text:ruby> <text:ruby text:style-name="Ru1"><text:ruby-base>無</text:ruby-base><text:ruby-text>bû</text:ruby-text></text:ruby> <text:ruby text:style-name="Ru1"><text:ruby-base>加</text:ruby-base><text:ruby-text>ka</text:ruby-text></text:ruby> ， <text:ruby text:style-name="Ru1"><text:ruby-base>鉛</text:ruby-base><text:ruby-text>iân</text:ruby-text></text:ruby> <text:ruby text:style-name="Ru1"><text:ruby-base>華</text:ruby-base><text:ruby-text>hôa</text:ruby-text></text:ruby> <text:ruby text:style-name="Ru1"><text:ruby-base>弗</text:ruby-base><text:ruby-text>hut</text:ruby-text></text:ruby> <text:ruby text:style-name="Ru1"><text:ruby-base>御</text:ruby-base><text:ruby-text>gū</text:ruby-text></text:ruby> 。 <text:line-break/><text:ruby text:style-name="Ru1"><text:ruby-base>雲</text:ruby-base><text:ruby-text>hûn</text:ruby-text></text:ruby> <text:ruby text:style-name="Ru1"><text:ruby-base>髻</text:ruby-base><text:ruby-text>kòe</text:ruby-text></text:ruby> <text:ruby text:style-name="Ru1"><text:ruby-base>峨</text:ruby-base><text:ruby-text>ngô͘</text:ruby-text></text:ruby> <text:ruby text:style-name="Ru1"><text:ruby-base>峨</text:ruby-base><text:ruby-text>ngô͘</text:ruby-text></text:ruby> ， <text:ruby text:style-name="Ru1"><text:ruby-base>修</text:ruby-base><text:ruby-text>siu</text:ruby-text></text:ruby> <text:ruby text:style-name="Ru1"><text:ruby-base>眉</text:ruby-base><text:ruby-text>bî</text:ruby-text></text:ruby> <text:ruby text:style-name="Ru1"><text:ruby-base>聯</text:ruby-base><text:ruby-text>liân</text:ruby-text></text:ruby> <text:ruby text:style-name="Ru1"><text:ruby-base>娟</text:ruby-base><text:ruby-text>koan</text:ruby-text></text:ruby> ， <text:line-break/><text:soft-page-break/><text:ruby text:style-name="Ru1"><text:ruby-base>丹</text:ruby-base><text:ruby-text>tan</text:ruby-text></text:ruby> <text:ruby text:style-name="Ru1"><text:ruby-base>脣</text:ruby-base><text:ruby-text>tûn</text:ruby-text></text:ruby> <text:ruby text:style-name="Ru1"><text:ruby-base>外</text:ruby-base><text:ruby-text>gōe</text:ruby-text></text:ruby> <text:ruby text:style-name="Ru1"><text:ruby-base>朗</text:ruby-base><text:ruby-text>lóng</text:ruby-text></text:ruby> ， <text:ruby text:style-name="Ru1"><text:ruby-base>皓</text:ruby-base><text:ruby-text>hō͘</text:ruby-text></text:ruby> <text:ruby text:style-name="Ru1"><text:ruby-base>齒</text:ruby-base><text:ruby-text>khí</text:ruby-text></text:ruby> <text:ruby text:style-name="Ru1"><text:ruby-base>內</text:ruby-base><text:ruby-text>lōe</text:ruby-text></text:ruby> <text:ruby text:style-name="Ru1"><text:ruby-base>鮮</text:ruby-base><text:ruby-text>sian</text:ruby-text></text:ruby> 。 <text:line-break/><text:ruby text:style-name="Ru1"><text:ruby-base>明</text:ruby-base><text:ruby-text>bêng</text:ruby-text></text:ruby> <text:ruby text:style-name="Ru1"><text:ruby-base>眸</text:ruby-base><text:ruby-text>bô͘</text:ruby-text></text:ruby> <text:ruby text:style-name="Ru1"><text:ruby-base>善</text:ruby-base><text:ruby-text>siàn</text:ruby-text></text:ruby> <text:ruby text:style-name="Ru1"><text:ruby-base>睞</text:ruby-base><text:ruby-text>lāi</text:ruby-text></text:ruby> ， <text:ruby text:style-name="Ru1"><text:ruby-base>靨</text:ruby-base><text:ruby-text>iám</text:ruby-text></text:ruby> <text:ruby text:style-name="Ru1"><text:ruby-base>輔</text:ruby-base><text:ruby-text>hú</text:ruby-text></text:ruby> <text:ruby text:style-name="Ru1"><text:ruby-base>承</text:ruby-base><text:ruby-text>sêng</text:ruby-text></text:ruby> <text:ruby text:style-name="Ru1"><text:ruby-base>權</text:ruby-base><text:ruby-text>khoân</text:ruby-text></text:ruby> ， <text:line-break/><text:ruby text:style-name="Ru1"><text:ruby-base>瓌</text:ruby-base><text:ruby-text>kui</text:ruby-text></text:ruby> <text:ruby text:style-name="Ru1"><text:ruby-base>姿</text:ruby-base><text:ruby-text>chu</text:ruby-text></text:ruby> <text:ruby text:style-name="Ru1"><text:ruby-base>豔</text:ruby-base><text:ruby-text>iām</text:ruby-text></text:ruby> <text:ruby text:style-name="Ru1"><text:ruby-base>逸</text:ruby-base><text:ruby-text>e̍k</text:ruby-text></text:ruby> ， <text:ruby text:style-name="Ru1"><text:ruby-base>儀</text:ruby-base><text:ruby-text>gî</text:ruby-text></text:ruby> <text:ruby text:style-name="Ru1"><text:ruby-base>靜</text:ruby-base><text:ruby-text>chēng</text:ruby-text></text:ruby> <text:ruby text:style-name="Ru1"><text:ruby-base>體</text:ruby-base><text:ruby-text>thé</text:ruby-text></text:ruby> <text:ruby text:style-name="Ru1"><text:ruby-base>閒</text:ruby-base><text:ruby-text>hân</text:ruby-text></text:ruby> 。 <text:line-break/><text:soft-page-break/><text:ruby text:style-name="Ru1"><text:ruby-base>柔</text:ruby-base><text:ruby-text>jiû</text:ruby-text></text:ruby> <text:ruby text:style-name="Ru1"><text:ruby-base>情</text:ruby-base><text:ruby-text>chêng</text:ruby-text></text:ruby> <text:ruby text:style-name="Ru1"><text:ruby-base>綽</text:ruby-base><text:ruby-text>chhiok</text:ruby-text></text:ruby> <text:ruby text:style-name="Ru1"><text:ruby-base>態</text:ruby-base><text:ruby-text>thài</text:ruby-text></text:ruby> ， <text:ruby text:style-name="Ru1"><text:ruby-base>媚</text:ruby-base><text:ruby-text>bī</text:ruby-text></text:ruby> <text:ruby text:style-name="Ru1"><text:ruby-base>於</text:ruby-base><text:ruby-text>î</text:ruby-text></text:ruby> <text:ruby text:style-name="Ru1"><text:ruby-base>語</text:ruby-base><text:ruby-text>gú</text:ruby-text></text:ruby> <text:ruby text:style-name="Ru1"><text:ruby-base>言</text:ruby-base><text:ruby-text>giân</text:ruby-text></text:ruby> 。 <text:line-break/><text:ruby text:style-name="Ru1"><text:ruby-base>奇</text:ruby-base><text:ruby-text>kî</text:ruby-text></text:ruby> <text:ruby text:style-name="Ru1"><text:ruby-base>服</text:ruby-base><text:ruby-text>ho̍k</text:ruby-text></text:ruby> <text:ruby text:style-name="Ru1"><text:ruby-base>曠</text:ruby-base><text:ruby-text>khòng</text:ruby-text></text:ruby> <text:ruby text:style-name="Ru1"><text:ruby-base>世</text:ruby-base><text:ruby-text>sè</text:ruby-text></text:ruby> ， <text:ruby text:style-name="Ru1"><text:ruby-base>骨</text:ruby-base><text:ruby-text>kut</text:ruby-text></text:ruby> <text:ruby text:style-name="Ru1"><text:ruby-base>象</text:ruby-base><text:ruby-text>siōng</text:ruby-text></text:ruby> <text:ruby text:style-name="Ru1"><text:ruby-base>應</text:ruby-base><text:ruby-text>èng</text:ruby-text></text:ruby> <text:ruby text:style-name="Ru1"><text:ruby-base>圖</text:ruby-base><text:ruby-text>tô͘</text:ruby-text></text:ruby> 。 <text:line-break/><text:ruby text:style-name="Ru1"><text:ruby-base>披</text:ruby-base><text:ruby-text>phi</text:ruby-text></text:ruby> <text:ruby text:style-name="Ru1"><text:ruby-base>羅</text:ruby-base><text:ruby-text>lô</text:ruby-text></text:ruby> <text:ruby text:style-name="Ru1"><text:ruby-base>衣</text:ruby-base><text:ruby-text>i</text:ruby-text></text:ruby> <text:ruby text:style-name="Ru1"><text:ruby-base>之</text:ruby-base><text:ruby-text>chi</text:ruby-text></text:ruby> <text:ruby text:style-name="Ru1"><text:ruby-base>璀</text:ruby-base><text:ruby-text>chôe</text:ruby-text></text:ruby> <text:ruby text:style-name="Ru1"><text:ruby-base>粲</text:ruby-base><text:ruby-text>chhàn</text:ruby-text></text:ruby> <text:ruby text:style-name="Ru1"><text:ruby-base>兮</text:ruby-base><text:ruby-text>hē</text:ruby-text></text:ruby> ， <text:ruby text:style-name="Ru1"><text:ruby-base>珥</text:ruby-base><text:ruby-text>jī</text:ruby-text></text:ruby> <text:ruby text:style-name="Ru1"><text:ruby-base>瑤</text:ruby-base><text:ruby-text>iâu</text:ruby-text></text:ruby> <text:ruby text:style-name="Ru1"><text:ruby-base>碧</text:ruby-base><text:ruby-text>phek</text:ruby-text></text:ruby> <text:ruby text:style-name="Ru1"><text:ruby-base>之</text:ruby-base><text:ruby-text>chi</text:ruby-text></text:ruby> <text:ruby text:style-name="Ru1"><text:ruby-base>華</text:ruby-base><text:ruby-text>hôa</text:ruby-text></text:ruby> <text:ruby text:style-name="Ru1"><text:ruby-base>琚</text:ruby-base><text:ruby-text>ku</text:ruby-text></text:ruby> 。<text:line-break/><text:soft-page-break/><text:ruby text:style-name="Ru1"><text:ruby-base>戴</text:ruby-base><text:ruby-text>tài</text:ruby-text></text:ruby> <text:ruby text:style-name="Ru1"><text:ruby-base>金</text:ruby-base><text:ruby-text>kim</text:ruby-text></text:ruby> <text:ruby text:style-name="Ru1"><text:ruby-base>翠</text:ruby-base><text:ruby-text>chhùi</text:ruby-text></text:ruby> <text:ruby text:style-name="Ru1"><text:ruby-base>之</text:ruby-base><text:ruby-text>chi</text:ruby-text></text:ruby> <text:ruby text:style-name="Ru1"><text:ruby-base>首</text:ruby-base><text:ruby-text>siú</text:ruby-text></text:ruby> <text:ruby text:style-name="Ru1"><text:ruby-base>飾</text:ruby-base><text:ruby-text>sek</text:ruby-text></text:ruby> ， <text:ruby text:style-name="Ru1"><text:ruby-base>綴</text:ruby-base><text:ruby-text>tòe</text:ruby-text></text:ruby> <text:ruby text:style-name="Ru1"><text:ruby-base>明</text:ruby-base><text:ruby-text>bêng</text:ruby-text></text:ruby> <text:ruby text:style-name="Ru1"><text:ruby-base>珠</text:ruby-base><text:ruby-text>chu</text:ruby-text></text:ruby> <text:ruby text:style-name="Ru1"><text:ruby-base>以</text:ruby-base><text:ruby-text>í</text:ruby-text></text:ruby> <text:ruby text:style-name="Ru1"><text:ruby-base>耀</text:ruby-base><text:ruby-text>iāu</text:ruby-text></text:ruby> <text:ruby text:style-name="Ru1"><text:ruby-base>軀</text:ruby-base><text:ruby-text>khu</text:ruby-text></text:ruby> 。 <text:ruby text:style-name="Ru1"><text:ruby-base>踐</text:ruby-base><text:ruby-text>chiān</text:ruby-text></text:ruby> <text:ruby text:style-name="Ru1"><text:ruby-base>遠</text:ruby-base><text:ruby-text>oán</text:ruby-text></text:ruby> <text:ruby text:style-name="Ru1"><text:ruby-base>遊</text:ruby-base><text:ruby-text>iû</text:ruby-text></text:ruby> <text:ruby text:style-name="Ru1"><text:ruby-base>之</text:ruby-base><text:ruby-text>chi</text:ruby-text></text:ruby> <text:ruby text:style-name="Ru1"><text:ruby-base>文</text:ruby-base><text:ruby-text>bûn</text:ruby-text></text:ruby> <text:ruby text:style-name="Ru1"><text:ruby-base>履</text:ruby-base><text:ruby-text>lí</text:ruby-text></text:ruby> ， <text:ruby text:style-name="Ru1"><text:ruby-base>曳</text:ruby-base><text:ruby-text>ī</text:ruby-text></text:ruby> <text:ruby text:style-name="Ru1"><text:ruby-base>霧</text:ruby-base><text:ruby-text>bū</text:ruby-text></text:ruby> <text:ruby text:style-name="Ru1"><text:ruby-base>綃</text:ruby-base><text:ruby-text>siau</text:ruby-text></text:ruby> <text:ruby text:style-name="Ru1"><text:ruby-base>之</text:ruby-base><text:ruby-text>chi</text:ruby-text></text:ruby> <text:ruby text:style-name="Ru1"><text:ruby-base>輕</text:ruby-base><text:ruby-text>kheng</text:ruby-text></text:ruby> <text:ruby text:style-name="Ru1"><text:ruby-base>裾</text:ruby-base><text:ruby-text>ki</text:ruby-text></text:ruby> 。 <text:ruby text:style-name="Ru1"><text:ruby-base>微</text:ruby-base><text:ruby-text>bî</text:ruby-text></text:ruby> <text:ruby text:style-name="Ru1"><text:ruby-base>幽</text:ruby-base><text:ruby-text>iu</text:ruby-text></text:ruby> <text:ruby text:style-name="Ru1"><text:ruby-base>蘭</text:ruby-base><text:ruby-text>lân</text:ruby-text></text:ruby> <text:ruby text:style-name="Ru1"><text:ruby-base>之</text:ruby-base><text:ruby-text>chi</text:ruby-text></text:ruby> <text:ruby text:style-name="Ru1"><text:ruby-base>芳</text:ruby-base><text:ruby-text>hong</text:ruby-text></text:ruby> <text:ruby text:style-name="Ru1"><text:ruby-base>藹</text:ruby-base><text:ruby-text>ái</text:ruby-text></text:ruby> <text:ruby text:style-name="Ru1"><text:ruby-base>兮</text:ruby-base><text:ruby-text>hē</text:ruby-text></text:ruby> ， <text:ruby text:style-name="Ru1"><text:ruby-base>步</text:ruby-base><text:ruby-text>pō͘</text:ruby-text></text:ruby> <text:ruby text:style-name="Ru1"><text:ruby-base>踟</text:ruby-base><text:ruby-text>tî</text:ruby-text></text:ruby> <text:ruby text:style-name="Ru1"><text:ruby-base>躕</text:ruby-base><text:ruby-text>tû</text:ruby-text></text:ruby> <text:ruby text:style-name="Ru1"><text:ruby-base>于</text:ruby-base><text:ruby-text>û</text:ruby-text></text:ruby> <text:ruby text:style-name="Ru1"><text:ruby-base>山</text:ruby-base><text:ruby-text>san</text:ruby-text></text:ruby> <text:ruby text:style-name="Ru1"><text:ruby-base>隅</text:ruby-base><text:ruby-text>gû</text:ruby-text></text:ruby> 。<text:line-break/><text:soft-page-break/><text:ruby text:style-name="Ru1"><text:ruby-base>於</text:ruby-base><text:ruby-text>î</text:ruby-text></text:ruby> <text:ruby text:style-name="Ru1"><text:ruby-base>是</text:ruby-base><text:ruby-text>sī</text:ruby-text></text:ruby> <text:ruby text:style-name="Ru1"><text:ruby-base>忽</text:ruby-base><text:ruby-text>hut</text:ruby-text></text:ruby> <text:ruby text:style-name="Ru1"><text:ruby-base>焉</text:ruby-base><text:ruby-text>ian</text:ruby-text></text:ruby> <text:ruby text:style-name="Ru1"><text:ruby-base>縱</text:ruby-base><text:ruby-text>chhióng</text:ruby-text></text:ruby> <text:ruby text:style-name="Ru1"><text:ruby-base>體</text:ruby-base><text:ruby-text>thé</text:ruby-text></text:ruby> ， <text:ruby text:style-name="Ru1"><text:ruby-base>以</text:ruby-base><text:ruby-text>í</text:ruby-text></text:ruby> <text:ruby text:style-name="Ru1"><text:ruby-base>遨</text:ruby-base><text:ruby-text>ngô͘</text:ruby-text></text:ruby> <text:ruby text:style-name="Ru1"><text:ruby-base>以</text:ruby-base><text:ruby-text>í</text:ruby-text></text:ruby> <text:ruby text:style-name="Ru1"><text:ruby-base>嬉</text:ruby-base><text:ruby-text>hi</text:ruby-text></text:ruby> 。 <text:line-break/><text:ruby text:style-name="Ru1"><text:ruby-base>左</text:ruby-base><text:ruby-text>chó</text:ruby-text></text:ruby> <text:ruby text:style-name="Ru1"><text:ruby-base>倚</text:ruby-base><text:ruby-text>í</text:ruby-text></text:ruby> <text:ruby text:style-name="Ru1"><text:ruby-base>採</text:ruby-base><text:ruby-text>chhái</text:ruby-text></text:ruby> <text:ruby text:style-name="Ru1"><text:ruby-base>旄</text:ruby-base><text:ruby-text>mô͘</text:ruby-text></text:ruby> ， <text:ruby text:style-name="Ru1"><text:ruby-base>右</text:ruby-base><text:ruby-text>iū</text:ruby-text></text:ruby> <text:ruby text:style-name="Ru1"><text:ruby-base>蔭</text:ruby-base><text:ruby-text>ìm</text:ruby-text></text:ruby> <text:ruby text:style-name="Ru1"><text:ruby-base>桂</text:ruby-base><text:ruby-text>kùi</text:ruby-text></text:ruby> <text:ruby text:style-name="Ru1"><text:ruby-base>旗</text:ruby-base><text:ruby-text>kî</text:ruby-text></text:ruby> 。 <text:line-break/><text:ruby text:style-name="Ru1"><text:ruby-base>攘</text:ruby-base><text:ruby-text>jiāng</text:ruby-text></text:ruby> <text:ruby text:style-name="Ru1"><text:ruby-base>皓</text:ruby-base><text:ruby-text>hō͘</text:ruby-text></text:ruby> <text:ruby text:style-name="Ru1"><text:ruby-base>腕</text:ruby-base><text:ruby-text>oán</text:ruby-text></text:ruby> <text:ruby text:style-name="Ru1"><text:ruby-base>於</text:ruby-base><text:ruby-text>î</text:ruby-text></text:ruby> <text:ruby text:style-name="Ru1"><text:ruby-base>神</text:ruby-base><text:ruby-text>sîn</text:ruby-text></text:ruby> <text:ruby text:style-name="Ru1"><text:ruby-base>滸</text:ruby-base><text:ruby-text>hó͘</text:ruby-text></text:ruby> <text:ruby text:style-name="Ru1"><text:ruby-base>兮</text:ruby-base><text:ruby-text>hē</text:ruby-text></text:ruby> ， <text:ruby text:style-name="Ru1"><text:ruby-base>採</text:ruby-base><text:ruby-text>chhái</text:ruby-text></text:ruby> <text:ruby text:style-name="Ru1"><text:ruby-base>湍</text:ruby-base><text:ruby-text>thoan</text:ruby-text></text:ruby> <text:ruby text:style-name="Ru1"><text:ruby-base>瀨</text:ruby-base><text:ruby-text>lōa</text:ruby-text></text:ruby> <text:ruby text:style-name="Ru1"><text:ruby-base>之</text:ruby-base><text:ruby-text>chi</text:ruby-text></text:ruby> <text:ruby text:style-name="Ru1"><text:ruby-base>玄</text:ruby-base><text:ruby-text>hiân</text:ruby-text></text:ruby> <text:ruby text:style-name="Ru1"><text:ruby-base>芝</text:ruby-base><text:ruby-text>chi</text:ruby-text></text:ruby> 。</text:p>
      <text:p text:style-name="P2"><text:soft-page-break/><text:ruby text:style-name="Ru1"><text:ruby-base>餘</text:ruby-base><text:ruby-text>û</text:ruby-text></text:ruby> <text:ruby text:style-name="Ru1"><text:ruby-base>情</text:ruby-base><text:ruby-text>chêng</text:ruby-text></text:ruby> <text:ruby text:style-name="Ru1"><text:ruby-base>悅</text:ruby-base><text:ruby-text>oa̍t</text:ruby-text></text:ruby> <text:ruby text:style-name="Ru1"><text:ruby-base>其</text:ruby-base><text:ruby-text>kî</text:ruby-text></text:ruby> <text:ruby text:style-name="Ru1"><text:ruby-base>淑</text:ruby-base><text:ruby-text>siok</text:ruby-text></text:ruby> <text:ruby text:style-name="Ru1"><text:ruby-base>美</text:ruby-base><text:ruby-text>bí</text:ruby-text></text:ruby> <text:ruby text:style-name="Ru1"><text:ruby-base>兮</text:ruby-base><text:ruby-text>hē</text:ruby-text></text:ruby> ， <text:ruby text:style-name="Ru1"><text:ruby-base>心</text:ruby-base><text:ruby-text>sim</text:ruby-text></text:ruby> <text:ruby text:style-name="Ru1"><text:ruby-base>振</text:ruby-base><text:ruby-text>chín</text:ruby-text></text:ruby> <text:ruby text:style-name="Ru1"><text:ruby-base>盪</text:ruby-base><text:ruby-text>tōng</text:ruby-text></text:ruby> <text:ruby text:style-name="Ru1"><text:ruby-base>而</text:ruby-base><text:ruby-text>jî</text:ruby-text></text:ruby> <text:ruby text:style-name="Ru1"><text:ruby-base>不</text:ruby-base><text:ruby-text>put</text:ruby-text></text:ruby> <text:ruby text:style-name="Ru1"><text:ruby-base>怡</text:ruby-base><text:ruby-text>î</text:ruby-text></text:ruby> 。<text:line-break/><text:ruby text:style-name="Ru1"><text:ruby-base>無</text:ruby-base><text:ruby-text>bû</text:ruby-text></text:ruby> <text:ruby text:style-name="Ru1"><text:ruby-base>良</text:ruby-base><text:ruby-text>liông</text:ruby-text></text:ruby> <text:ruby text:style-name="Ru1"><text:ruby-base>媒</text:ruby-base><text:ruby-text>mûi</text:ruby-text></text:ruby> <text:ruby text:style-name="Ru1"><text:ruby-base>以</text:ruby-base><text:ruby-text>í</text:ruby-text></text:ruby> <text:ruby text:style-name="Ru1"><text:ruby-base>接</text:ruby-base><text:ruby-text>chiap</text:ruby-text></text:ruby> <text:ruby text:style-name="Ru1"><text:ruby-base>歡</text:ruby-base><text:ruby-text>hoan</text:ruby-text></text:ruby> <text:ruby text:style-name="Ru1"><text:ruby-base>兮</text:ruby-base><text:ruby-text>hē</text:ruby-text></text:ruby> ， <text:ruby text:style-name="Ru1"><text:ruby-base>託</text:ruby-base><text:ruby-text>thok</text:ruby-text></text:ruby> <text:ruby text:style-name="Ru1"><text:ruby-base>微</text:ruby-base><text:ruby-text>bî</text:ruby-text></text:ruby> <text:ruby text:style-name="Ru1"><text:ruby-base>波</text:ruby-base><text:ruby-text>pho</text:ruby-text></text:ruby> <text:ruby text:style-name="Ru1"><text:ruby-base>而</text:ruby-base><text:ruby-text>jî</text:ruby-text></text:ruby> <text:ruby text:style-name="Ru1"><text:ruby-base>通</text:ruby-base><text:ruby-text>thong</text:ruby-text></text:ruby> <text:ruby text:style-name="Ru1"><text:ruby-base>辭</text:ruby-base><text:ruby-text>sû</text:ruby-text></text:ruby> 。<text:line-break/><text:ruby text:style-name="Ru1"><text:ruby-base>願</text:ruby-base><text:ruby-text>goān</text:ruby-text></text:ruby> <text:ruby text:style-name="Ru1"><text:ruby-base>誠</text:ruby-base><text:ruby-text>sêng</text:ruby-text></text:ruby> <text:ruby text:style-name="Ru1"><text:ruby-base>素</text:ruby-base><text:ruby-text>sò͘</text:ruby-text></text:ruby> <text:ruby text:style-name="Ru1"><text:ruby-base>之</text:ruby-base><text:ruby-text>chi</text:ruby-text></text:ruby> <text:ruby text:style-name="Ru1"><text:ruby-base>先</text:ruby-base><text:ruby-text>sian</text:ruby-text></text:ruby> <text:ruby text:style-name="Ru1"><text:ruby-base>達</text:ruby-base><text:ruby-text>ta̍t</text:ruby-text></text:ruby> <text:ruby text:style-name="Ru1"><text:ruby-base>兮</text:ruby-base><text:ruby-text>hē</text:ruby-text></text:ruby> ， <text:ruby text:style-name="Ru1"><text:ruby-base>解</text:ruby-base><text:ruby-text>kái</text:ruby-text></text:ruby> <text:ruby text:style-name="Ru1"><text:ruby-base>玉</text:ruby-base><text:ruby-text>gio̍k</text:ruby-text></text:ruby> <text:ruby text:style-name="Ru1"><text:ruby-base>佩</text:ruby-base><text:ruby-text>pōe</text:ruby-text></text:ruby> <text:ruby text:style-name="Ru1"><text:ruby-base>以</text:ruby-base><text:ruby-text>í</text:ruby-text></text:ruby> <text:ruby text:style-name="Ru1"><text:ruby-base>要</text:ruby-base><text:ruby-text>iàu</text:ruby-text></text:ruby> <text:ruby text:style-name="Ru1"><text:ruby-base>之</text:ruby-base><text:ruby-text>chi</text:ruby-text></text:ruby> 。<text:line-break/><text:soft-page-break/><text:ruby text:style-name="Ru1"><text:ruby-base>嗟</text:ruby-base><text:ruby-text>chia</text:ruby-text></text:ruby> <text:ruby text:style-name="Ru1"><text:ruby-base>佳</text:ruby-base><text:ruby-text>ka</text:ruby-text></text:ruby> <text:ruby text:style-name="Ru1"><text:ruby-base>人</text:ruby-base><text:ruby-text>jîn</text:ruby-text></text:ruby> <text:ruby text:style-name="Ru1"><text:ruby-base>之</text:ruby-base><text:ruby-text>chi</text:ruby-text></text:ruby> <text:ruby text:style-name="Ru1"><text:ruby-base>信</text:ruby-base><text:ruby-text>sìn</text:ruby-text></text:ruby> <text:ruby text:style-name="Ru1"><text:ruby-base>修</text:ruby-base><text:ruby-text>siu</text:ruby-text></text:ruby> ， <text:ruby text:style-name="Ru1"><text:ruby-base>羌</text:ruby-base><text:ruby-text>kiuⁿ</text:ruby-text></text:ruby> <text:ruby text:style-name="Ru1"><text:ruby-base>習</text:ruby-base><text:ruby-text>si̍p</text:ruby-text></text:ruby> <text:ruby text:style-name="Ru1"><text:ruby-base>禮</text:ruby-base><text:ruby-text>lé</text:ruby-text></text:ruby> <text:ruby text:style-name="Ru1"><text:ruby-base>而</text:ruby-base><text:ruby-text>jî</text:ruby-text></text:ruby> <text:ruby text:style-name="Ru1"><text:ruby-base>明</text:ruby-base><text:ruby-text>bêng</text:ruby-text></text:ruby> <text:ruby text:style-name="Ru1"><text:ruby-base>詩</text:ruby-base><text:ruby-text>si</text:ruby-text></text:ruby> 。 <text:ruby text:style-name="Ru1"><text:ruby-base>抗</text:ruby-base><text:ruby-text>khòng</text:ruby-text></text:ruby> <text:ruby text:style-name="Ru1"><text:ruby-base>瓊</text:ruby-base><text:ruby-text>khiông</text:ruby-text></text:ruby> <text:ruby text:style-name="Ru1"><text:ruby-base>珶</text:ruby-base><text:ruby-text>tē</text:ruby-text></text:ruby> <text:ruby text:style-name="Ru1"><text:ruby-base>以</text:ruby-base><text:ruby-text>í</text:ruby-text></text:ruby> <text:ruby text:style-name="Ru1"><text:ruby-base>和</text:ruby-base><text:ruby-text>hô</text:ruby-text></text:ruby> <text:ruby text:style-name="Ru1"><text:ruby-base>予</text:ruby-base><text:ruby-text>hō͘</text:ruby-text></text:ruby> <text:ruby text:style-name="Ru1"><text:ruby-base>兮</text:ruby-base><text:ruby-text>hē</text:ruby-text></text:ruby> ， <text:ruby text:style-name="Ru1"><text:ruby-base>指</text:ruby-base><text:ruby-text>chí</text:ruby-text></text:ruby> <text:ruby text:style-name="Ru1"><text:ruby-base>潛</text:ruby-base><text:ruby-text>chiâm</text:ruby-text></text:ruby> <text:ruby text:style-name="Ru1"><text:ruby-base>淵</text:ruby-base><text:ruby-text>ian</text:ruby-text></text:ruby> <text:ruby text:style-name="Ru1"><text:ruby-base>而</text:ruby-base><text:ruby-text>jî</text:ruby-text></text:ruby> <text:ruby text:style-name="Ru1"><text:ruby-base>爲</text:ruby-base><text:ruby-text>ūi</text:ruby-text></text:ruby> <text:ruby text:style-name="Ru1"><text:ruby-base>期</text:ruby-base><text:ruby-text>kî</text:ruby-text></text:ruby> 。<text:line-break/><text:ruby text:style-name="Ru1"><text:ruby-base>執</text:ruby-base><text:ruby-text>chip</text:ruby-text></text:ruby> <text:ruby text:style-name="Ru1"><text:ruby-base>眷</text:ruby-base><text:ruby-text>koàn</text:ruby-text></text:ruby> <text:ruby text:style-name="Ru1"><text:ruby-base>眷</text:ruby-base><text:ruby-text>koàn</text:ruby-text></text:ruby> <text:ruby text:style-name="Ru1"><text:ruby-base>之</text:ruby-base><text:ruby-text>chi</text:ruby-text></text:ruby> <text:ruby text:style-name="Ru1"><text:ruby-base>款</text:ruby-base><text:ruby-text>khoán</text:ruby-text></text:ruby> <text:ruby text:style-name="Ru1"><text:ruby-base>實</text:ruby-base><text:ruby-text>si̍t</text:ruby-text></text:ruby> <text:ruby text:style-name="Ru1"><text:ruby-base>兮</text:ruby-base><text:ruby-text>hē</text:ruby-text></text:ruby> ， <text:ruby text:style-name="Ru1"><text:ruby-base>懼</text:ruby-base><text:ruby-text>kū</text:ruby-text></text:ruby> <text:ruby text:style-name="Ru1"><text:ruby-base>斯</text:ruby-base><text:ruby-text>su</text:ruby-text></text:ruby> <text:ruby text:style-name="Ru1"><text:ruby-base>靈</text:ruby-base><text:ruby-text>lêng</text:ruby-text></text:ruby> <text:ruby text:style-name="Ru1"><text:ruby-base>之</text:ruby-base><text:ruby-text>chi</text:ruby-text></text:ruby> <text:ruby text:style-name="Ru1"><text:ruby-base>我</text:ruby-base><text:ruby-text>ngó͘</text:ruby-text></text:ruby> <text:ruby text:style-name="Ru1"><text:ruby-base>欺</text:ruby-base><text:ruby-text>khi</text:ruby-text></text:ruby> 。<text:line-break/><text:soft-page-break/><text:ruby text:style-name="Ru1"><text:ruby-base>感</text:ruby-base><text:ruby-text>kám</text:ruby-text></text:ruby> <text:ruby text:style-name="Ru1"><text:ruby-base>交</text:ruby-base><text:ruby-text>kau</text:ruby-text></text:ruby> <text:ruby text:style-name="Ru1"><text:ruby-base>甫</text:ruby-base><text:ruby-text>hú</text:ruby-text></text:ruby> <text:ruby text:style-name="Ru1"><text:ruby-base>之</text:ruby-base><text:ruby-text>chi</text:ruby-text></text:ruby> <text:ruby text:style-name="Ru1"><text:ruby-base>棄</text:ruby-base><text:ruby-text>khì</text:ruby-text></text:ruby> <text:ruby text:style-name="Ru1"><text:ruby-base>言</text:ruby-base><text:ruby-text>giân</text:ruby-text></text:ruby> <text:ruby text:style-name="Ru1"><text:ruby-base>兮</text:ruby-base><text:ruby-text>hē</text:ruby-text></text:ruby> ， <text:ruby text:style-name="Ru1"><text:ruby-base>悵</text:ruby-base><text:ruby-text>tiòng</text:ruby-text></text:ruby> <text:ruby text:style-name="Ru1"><text:ruby-base>猶</text:ruby-base><text:ruby-text>iû</text:ruby-text></text:ruby> <text:ruby text:style-name="Ru1"><text:ruby-base>豫</text:ruby-base><text:ruby-text>ū</text:ruby-text></text:ruby> <text:ruby text:style-name="Ru1"><text:ruby-base>而</text:ruby-base><text:ruby-text>jî</text:ruby-text></text:ruby> <text:ruby text:style-name="Ru1"><text:ruby-base>狐</text:ruby-base><text:ruby-text>hô͘</text:ruby-text></text:ruby> <text:ruby text:style-name="Ru1"><text:ruby-base>疑</text:ruby-base><text:ruby-text>gî</text:ruby-text></text:ruby> 。<text:line-break/><text:ruby text:style-name="Ru1"><text:ruby-base>收</text:ruby-base><text:ruby-text>siu</text:ruby-text></text:ruby> <text:ruby text:style-name="Ru1"><text:ruby-base>和</text:ruby-base><text:ruby-text>hô</text:ruby-text></text:ruby> <text:ruby text:style-name="Ru1"><text:ruby-base>顏</text:ruby-base><text:ruby-text>gân</text:ruby-text></text:ruby> <text:ruby text:style-name="Ru1"><text:ruby-base>而</text:ruby-base><text:ruby-text>jî</text:ruby-text></text:ruby> <text:ruby text:style-name="Ru1"><text:ruby-base>靜</text:ruby-base><text:ruby-text>chēng</text:ruby-text></text:ruby> <text:ruby text:style-name="Ru1"><text:ruby-base>志</text:ruby-base><text:ruby-text>chì</text:ruby-text></text:ruby> <text:ruby text:style-name="Ru1"><text:ruby-base>兮</text:ruby-base><text:ruby-text>hē</text:ruby-text></text:ruby> ， <text:ruby text:style-name="Ru1"><text:ruby-base>申</text:ruby-base><text:ruby-text>sin</text:ruby-text></text:ruby> <text:ruby text:style-name="Ru1"><text:ruby-base>禮</text:ruby-base><text:ruby-text>lé</text:ruby-text></text:ruby> <text:ruby text:style-name="Ru1"><text:ruby-base>防</text:ruby-base><text:ruby-text>hông</text:ruby-text></text:ruby> <text:ruby text:style-name="Ru1"><text:ruby-base>以</text:ruby-base><text:ruby-text>í</text:ruby-text></text:ruby> <text:ruby text:style-name="Ru1"><text:ruby-base>自</text:ruby-base><text:ruby-text>chū</text:ruby-text></text:ruby> <text:ruby text:style-name="Ru1"><text:ruby-base>持</text:ruby-base><text:ruby-text>tî</text:ruby-text></text:ruby> 。<text:line-break/><text:ruby text:style-name="Ru1"><text:ruby-base>於</text:ruby-base><text:ruby-text>î</text:ruby-text></text:ruby> <text:ruby text:style-name="Ru1"><text:ruby-base>是</text:ruby-base><text:ruby-text>sī</text:ruby-text></text:ruby> <text:ruby text:style-name="Ru1"><text:ruby-base>洛</text:ruby-base><text:ruby-text>lo̍k</text:ruby-text></text:ruby> <text:ruby text:style-name="Ru1"><text:ruby-base>靈</text:ruby-base><text:ruby-text>lêng</text:ruby-text></text:ruby> <text:ruby text:style-name="Ru1"><text:ruby-base>感</text:ruby-base><text:ruby-text>kám</text:ruby-text></text:ruby> <text:ruby text:style-name="Ru1"><text:ruby-base>焉</text:ruby-base><text:ruby-text>ian</text:ruby-text></text:ruby> ， <text:ruby text:style-name="Ru1"><text:ruby-base>徙</text:ruby-base><text:ruby-text>sóa</text:ruby-text></text:ruby> <text:ruby text:style-name="Ru1"><text:ruby-base>倚</text:ruby-base><text:ruby-text>í</text:ruby-text></text:ruby> <text:ruby text:style-name="Ru1"><text:ruby-base>彷</text:ruby-base><text:ruby-text>hóng</text:ruby-text></text:ruby> <text:ruby text:style-name="Ru1"><text:ruby-base>徨</text:ruby-base><text:ruby-text>hông</text:ruby-text></text:ruby> 。 <text:line-break/><text:soft-page-break/><text:ruby text:style-name="Ru1"><text:ruby-base>神</text:ruby-base><text:ruby-text>sîn</text:ruby-text></text:ruby> <text:ruby text:style-name="Ru1"><text:ruby-base>光</text:ruby-base><text:ruby-text>kong</text:ruby-text></text:ruby> <text:ruby text:style-name="Ru1"><text:ruby-base>離</text:ruby-base><text:ruby-text>lī</text:ruby-text></text:ruby> <text:ruby text:style-name="Ru1"><text:ruby-base>合</text:ruby-base><text:ruby-text>ha̍p</text:ruby-text></text:ruby> ， <text:ruby text:style-name="Ru1"><text:ruby-base>乍</text:ruby-base><text:ruby-text>chàⁿ</text:ruby-text></text:ruby> <text:ruby text:style-name="Ru1"><text:ruby-base>陰</text:ruby-base><text:ruby-text>im</text:ruby-text></text:ruby> <text:ruby text:style-name="Ru1"><text:ruby-base>乍</text:ruby-base><text:ruby-text>chàⁿ</text:ruby-text></text:ruby> <text:ruby text:style-name="Ru1"><text:ruby-base>陽</text:ruby-base><text:ruby-text>iông</text:ruby-text></text:ruby> 。 <text:line-break/><text:ruby text:style-name="Ru1"><text:ruby-base>竦</text:ruby-base><text:ruby-text>chhióng</text:ruby-text></text:ruby> <text:ruby text:style-name="Ru1"><text:ruby-base>輕</text:ruby-base><text:ruby-text>kheng</text:ruby-text></text:ruby> <text:ruby text:style-name="Ru1"><text:ruby-base>軀</text:ruby-base><text:ruby-text>khu</text:ruby-text></text:ruby> <text:ruby text:style-name="Ru1"><text:ruby-base>以</text:ruby-base><text:ruby-text>í</text:ruby-text></text:ruby> <text:ruby text:style-name="Ru1"><text:ruby-base>鶴</text:ruby-base><text:ruby-text>ho̍k</text:ruby-text></text:ruby> <text:ruby text:style-name="Ru1"><text:ruby-base>立</text:ruby-base><text:ruby-text>li̍p</text:ruby-text></text:ruby> ， <text:ruby text:style-name="Ru1"><text:ruby-base>若</text:ruby-base><text:ruby-text>jio̍k</text:ruby-text></text:ruby> <text:ruby text:style-name="Ru1"><text:ruby-base>將</text:ruby-base><text:ruby-text>chiong</text:ruby-text></text:ruby> <text:ruby text:style-name="Ru1"><text:ruby-base>飛</text:ruby-base><text:ruby-text>hui</text:ruby-text></text:ruby> <text:ruby text:style-name="Ru1"><text:ruby-base>而</text:ruby-base><text:ruby-text>jî</text:ruby-text></text:ruby> <text:ruby text:style-name="Ru1"><text:ruby-base>未</text:ruby-base><text:ruby-text>bī</text:ruby-text></text:ruby> <text:ruby text:style-name="Ru1"><text:ruby-base>翔</text:ruby-base><text:ruby-text>siông</text:ruby-text></text:ruby> 。 <text:ruby text:style-name="Ru1"><text:ruby-base>踐</text:ruby-base><text:ruby-text>chiān</text:ruby-text></text:ruby> <text:ruby text:style-name="Ru1"><text:ruby-base>椒</text:ruby-base><text:ruby-text>chiau</text:ruby-text></text:ruby> <text:ruby text:style-name="Ru1"><text:ruby-base>塗</text:ruby-base><text:ruby-text>tô͘</text:ruby-text></text:ruby> <text:ruby text:style-name="Ru1"><text:ruby-base>之</text:ruby-base><text:ruby-text>chi</text:ruby-text></text:ruby> <text:ruby text:style-name="Ru1"><text:ruby-base>郁</text:ruby-base><text:ruby-text>hiok</text:ruby-text></text:ruby> <text:ruby text:style-name="Ru1"><text:ruby-base>烈</text:ruby-base><text:ruby-text>lia̍t</text:ruby-text></text:ruby> ， <text:ruby text:style-name="Ru1"><text:ruby-base>步</text:ruby-base><text:ruby-text>pō͘</text:ruby-text></text:ruby> <text:ruby text:style-name="Ru1"><text:ruby-base>蘅</text:ruby-base><text:ruby-text>hēng</text:ruby-text></text:ruby> <text:ruby text:style-name="Ru1"><text:ruby-base>薄</text:ruby-base><text:ruby-text>po̍k</text:ruby-text></text:ruby> <text:ruby text:style-name="Ru1"><text:ruby-base>而</text:ruby-base><text:ruby-text>jî</text:ruby-text></text:ruby> <text:ruby text:style-name="Ru1"><text:ruby-base>流</text:ruby-base><text:ruby-text>liû</text:ruby-text></text:ruby> <text:ruby text:style-name="Ru1"><text:ruby-base>芳</text:ruby-base><text:ruby-text>hong</text:ruby-text></text:ruby> 。 <text:line-break/><text:soft-page-break/><text:ruby text:style-name="Ru1"><text:ruby-base>超</text:ruby-base><text:ruby-text>chhiau</text:ruby-text></text:ruby> <text:ruby text:style-name="Ru1"><text:ruby-base>長</text:ruby-base><text:ruby-text>tióng</text:ruby-text></text:ruby> <text:ruby text:style-name="Ru1"><text:ruby-base>吟</text:ruby-base><text:ruby-text>gîm</text:ruby-text></text:ruby> <text:ruby text:style-name="Ru1"><text:ruby-base>以</text:ruby-base><text:ruby-text>í</text:ruby-text></text:ruby> <text:ruby text:style-name="Ru1"><text:ruby-base>永</text:ruby-base><text:ruby-text>éng</text:ruby-text></text:ruby> <text:ruby text:style-name="Ru1"><text:ruby-base>慕</text:ruby-base><text:ruby-text>bō͘</text:ruby-text></text:ruby> <text:ruby text:style-name="Ru1"><text:ruby-base>兮</text:ruby-base><text:ruby-text>hē</text:ruby-text></text:ruby> ， <text:ruby text:style-name="Ru1"><text:ruby-base>聲</text:ruby-base><text:ruby-text>seng</text:ruby-text></text:ruby> <text:ruby text:style-name="Ru1"><text:ruby-base>哀</text:ruby-base><text:ruby-text>ai</text:ruby-text></text:ruby> <text:ruby text:style-name="Ru1"><text:ruby-base>厲</text:ruby-base><text:ruby-text>lē</text:ruby-text></text:ruby> <text:ruby text:style-name="Ru1"><text:ruby-base>而</text:ruby-base><text:ruby-text>jî</text:ruby-text></text:ruby> <text:ruby text:style-name="Ru1"><text:ruby-base>彌</text:ruby-base><text:ruby-text>bî</text:ruby-text></text:ruby> <text:ruby text:style-name="Ru1"><text:ruby-base>長</text:ruby-base><text:ruby-text>tióng</text:ruby-text></text:ruby> 。<text:line-break/><text:ruby text:style-name="Ru1"><text:ruby-base>爾</text:ruby-base><text:ruby-text>ní</text:ruby-text></text:ruby> <text:ruby text:style-name="Ru1"><text:ruby-base>乃</text:ruby-base><text:ruby-text>nái</text:ruby-text></text:ruby> <text:ruby text:style-name="Ru1"><text:ruby-base>衆</text:ruby-base><text:ruby-text>chiòng</text:ruby-text></text:ruby> <text:ruby text:style-name="Ru1"><text:ruby-base>靈</text:ruby-base><text:ruby-text>lêng</text:ruby-text></text:ruby> <text:ruby text:style-name="Ru1"><text:ruby-base>雜</text:ruby-base><text:ruby-text>cha̍p</text:ruby-text></text:ruby> <text:ruby text:style-name="Ru1"><text:ruby-base>遝</text:ruby-base><text:ruby-text>ta̍p</text:ruby-text></text:ruby> ， <text:ruby text:style-name="Ru1"><text:ruby-base>命</text:ruby-base><text:ruby-text>bēng</text:ruby-text></text:ruby> <text:ruby text:style-name="Ru1"><text:ruby-base>儔</text:ruby-base><text:ruby-text>tiû</text:ruby-text></text:ruby> <text:ruby text:style-name="Ru1"><text:ruby-base>嘯</text:ruby-base><text:ruby-text>siàu</text:ruby-text></text:ruby> <text:ruby text:style-name="Ru1"><text:ruby-base>侶</text:ruby-base><text:ruby-text>lū</text:ruby-text></text:ruby> 。 <text:line-break/><text:ruby text:style-name="Ru1"><text:ruby-base>或</text:ruby-base><text:ruby-text>he̍k</text:ruby-text></text:ruby> <text:ruby text:style-name="Ru1"><text:ruby-base>戲</text:ruby-base><text:ruby-text>hì</text:ruby-text></text:ruby> <text:ruby text:style-name="Ru1"><text:ruby-base>清</text:ruby-base><text:ruby-text>chheng</text:ruby-text></text:ruby> <text:ruby text:style-name="Ru1"><text:ruby-base>流</text:ruby-base><text:ruby-text>liû</text:ruby-text></text:ruby> ， <text:ruby text:style-name="Ru1"><text:ruby-base>或</text:ruby-base><text:ruby-text>he̍k</text:ruby-text></text:ruby> <text:ruby text:style-name="Ru1"><text:ruby-base>翔</text:ruby-base><text:ruby-text>siông</text:ruby-text></text:ruby> <text:ruby text:style-name="Ru1"><text:ruby-base>神</text:ruby-base><text:ruby-text>sîn</text:ruby-text></text:ruby> <text:ruby text:style-name="Ru1"><text:ruby-base>渚</text:ruby-base><text:ruby-text>chú</text:ruby-text></text:ruby> 。 <text:line-break/><text:soft-page-break/><text:ruby text:style-name="Ru1"><text:ruby-base>或</text:ruby-base><text:ruby-text>he̍k</text:ruby-text></text:ruby> <text:ruby text:style-name="Ru1"><text:ruby-base>採</text:ruby-base><text:ruby-text>chhái</text:ruby-text></text:ruby> <text:ruby text:style-name="Ru1"><text:ruby-base>明</text:ruby-base><text:ruby-text>bêng</text:ruby-text></text:ruby> <text:ruby text:style-name="Ru1"><text:ruby-base>珠</text:ruby-base><text:ruby-text>chu</text:ruby-text></text:ruby> ， <text:ruby text:style-name="Ru1"><text:ruby-base>或</text:ruby-base><text:ruby-text>he̍k</text:ruby-text></text:ruby> <text:ruby text:style-name="Ru1"><text:ruby-base>拾</text:ruby-base><text:ruby-text>si̍p</text:ruby-text></text:ruby> <text:ruby text:style-name="Ru1"><text:ruby-base>翠</text:ruby-base><text:ruby-text>chhùi</text:ruby-text></text:ruby> <text:ruby text:style-name="Ru1"><text:ruby-base>羽</text:ruby-base><text:ruby-text>ú</text:ruby-text></text:ruby> 。 <text:line-break/><text:ruby text:style-name="Ru1"><text:ruby-base>從</text:ruby-base><text:ruby-text>chiông</text:ruby-text></text:ruby> <text:ruby text:style-name="Ru1"><text:ruby-base>南</text:ruby-base><text:ruby-text>lâm</text:ruby-text></text:ruby> <text:ruby text:style-name="Ru1"><text:ruby-base>湘</text:ruby-base><text:ruby-text>siong</text:ruby-text></text:ruby> <text:ruby text:style-name="Ru1"><text:ruby-base>之</text:ruby-base><text:ruby-text>chi</text:ruby-text></text:ruby> <text:ruby text:style-name="Ru1"><text:ruby-base>二</text:ruby-base><text:ruby-text>jī</text:ruby-text></text:ruby> <text:ruby text:style-name="Ru1"><text:ruby-base>妃</text:ruby-base><text:ruby-text>hui</text:ruby-text></text:ruby> ， <text:ruby text:style-name="Ru1"><text:ruby-base>攜</text:ruby-base><text:ruby-text>hê</text:ruby-text></text:ruby> <text:ruby text:style-name="Ru1"><text:ruby-base>漢</text:ruby-base><text:ruby-text>hàn</text:ruby-text></text:ruby> <text:ruby text:style-name="Ru1"><text:ruby-base>濱</text:ruby-base><text:ruby-text>pin</text:ruby-text></text:ruby> <text:ruby text:style-name="Ru1"><text:ruby-base>之</text:ruby-base><text:ruby-text>chi</text:ruby-text></text:ruby> <text:ruby text:style-name="Ru1"><text:ruby-base>遊</text:ruby-base><text:ruby-text>iû</text:ruby-text></text:ruby> <text:ruby text:style-name="Ru1"><text:ruby-base>女</text:ruby-base><text:ruby-text>lú</text:ruby-text></text:ruby> 。 <text:line-break/><text:ruby text:style-name="Ru1"><text:ruby-base>嘆</text:ruby-base><text:ruby-text>thàn</text:ruby-text></text:ruby> <text:ruby text:style-name="Ru1"><text:ruby-base>匏</text:ruby-base><text:ruby-text>pû</text:ruby-text></text:ruby> <text:ruby text:style-name="Ru1"><text:ruby-base>瓜</text:ruby-base><text:ruby-text>koa</text:ruby-text></text:ruby> <text:ruby text:style-name="Ru1"><text:ruby-base>之</text:ruby-base><text:ruby-text>chi</text:ruby-text></text:ruby> <text:ruby text:style-name="Ru1"><text:ruby-base>無</text:ruby-base><text:ruby-text>bû</text:ruby-text></text:ruby> <text:ruby text:style-name="Ru1"><text:ruby-base>匹</text:ruby-base><text:ruby-text>phit</text:ruby-text></text:ruby> <text:ruby text:style-name="Ru1"><text:ruby-base>兮</text:ruby-base><text:ruby-text>hē</text:ruby-text></text:ruby> ， <text:ruby text:style-name="Ru1"><text:ruby-base>詠</text:ruby-base><text:ruby-text>éng</text:ruby-text></text:ruby> <text:ruby text:style-name="Ru1"><text:ruby-base>牽</text:ruby-base><text:ruby-text>khian</text:ruby-text></text:ruby> <text:ruby text:style-name="Ru1"><text:ruby-base>牛</text:ruby-base><text:ruby-text>giûⁿ</text:ruby-text></text:ruby> <text:ruby text:style-name="Ru1"><text:ruby-base>之</text:ruby-base><text:ruby-text>chi</text:ruby-text></text:ruby> <text:ruby text:style-name="Ru1"><text:ruby-base>獨</text:ruby-base><text:ruby-text>to̍k</text:ruby-text></text:ruby> <text:ruby text:style-name="Ru1"><text:ruby-base>處</text:ruby-base><text:ruby-text>chhú</text:ruby-text></text:ruby> 。<text:line-break/><text:soft-page-break/><text:ruby text:style-name="Ru1"><text:ruby-base>揚</text:ruby-base><text:ruby-text>iông</text:ruby-text></text:ruby> <text:ruby text:style-name="Ru1"><text:ruby-base>輕</text:ruby-base><text:ruby-text>kheng</text:ruby-text></text:ruby> <text:ruby text:style-name="Ru1"><text:ruby-base>袿</text:ruby-base><text:ruby-text>koe</text:ruby-text></text:ruby> <text:ruby text:style-name="Ru1"><text:ruby-base>之</text:ruby-base><text:ruby-text>chi</text:ruby-text></text:ruby> <text:ruby text:style-name="Ru1"><text:ruby-base>猗</text:ruby-base><text:ruby-text>i</text:ruby-text></text:ruby> <text:ruby text:style-name="Ru1"><text:ruby-base>靡</text:ruby-base><text:ruby-text>bī</text:ruby-text></text:ruby> <text:ruby text:style-name="Ru1"><text:ruby-base>兮</text:ruby-base><text:ruby-text>hē</text:ruby-text></text:ruby> ， <text:ruby text:style-name="Ru1"><text:ruby-base>翳</text:ruby-base><text:ruby-text>è</text:ruby-text></text:ruby> <text:ruby text:style-name="Ru1"><text:ruby-base>修</text:ruby-base><text:ruby-text>siu</text:ruby-text></text:ruby> <text:ruby text:style-name="Ru1"><text:ruby-base>袖</text:ruby-base><text:ruby-text>siù</text:ruby-text></text:ruby> <text:ruby text:style-name="Ru1"><text:ruby-base>以</text:ruby-base><text:ruby-text>í</text:ruby-text></text:ruby> <text:ruby text:style-name="Ru1"><text:ruby-base>延</text:ruby-base><text:ruby-text>iân</text:ruby-text></text:ruby> <text:ruby text:style-name="Ru1"><text:ruby-base>佇</text:ruby-base><text:ruby-text>tī</text:ruby-text></text:ruby> 。<text:line-break/><text:ruby text:style-name="Ru1"><text:ruby-base>體</text:ruby-base><text:ruby-text>thé</text:ruby-text></text:ruby> <text:ruby text:style-name="Ru1"><text:ruby-base>迅</text:ruby-base><text:ruby-text>sìn</text:ruby-text></text:ruby> <text:ruby text:style-name="Ru1"><text:ruby-base>飛</text:ruby-base><text:ruby-text>hui</text:ruby-text></text:ruby> <text:ruby text:style-name="Ru1"><text:ruby-base>鳧</text:ruby-base><text:ruby-text>hû</text:ruby-text></text:ruby> ， <text:ruby text:style-name="Ru1"><text:ruby-base>飄</text:ruby-base><text:ruby-text>phiau</text:ruby-text></text:ruby> <text:ruby text:style-name="Ru1"><text:ruby-base>忽</text:ruby-base><text:ruby-text>hut</text:ruby-text></text:ruby> <text:ruby text:style-name="Ru1"><text:ruby-base>若</text:ruby-base><text:ruby-text>jio̍k</text:ruby-text></text:ruby> <text:ruby text:style-name="Ru1"><text:ruby-base>神</text:ruby-base><text:ruby-text>sîn</text:ruby-text></text:ruby> 。 <text:line-break/><text:ruby text:style-name="Ru1"><text:ruby-base>凌</text:ruby-base><text:ruby-text>lêng</text:ruby-text></text:ruby> <text:ruby text:style-name="Ru1"><text:ruby-base>波</text:ruby-base><text:ruby-text>pho</text:ruby-text></text:ruby> <text:ruby text:style-name="Ru1"><text:ruby-base>微</text:ruby-base><text:ruby-text>bî</text:ruby-text></text:ruby> <text:ruby text:style-name="Ru1"><text:ruby-base>步</text:ruby-base><text:ruby-text>pō͘</text:ruby-text></text:ruby> ， <text:ruby text:style-name="Ru1"><text:ruby-base>羅</text:ruby-base><text:ruby-text>lô</text:ruby-text></text:ruby> <text:ruby text:style-name="Ru1"><text:ruby-base>襪</text:ruby-base><text:ruby-text>boa̍t</text:ruby-text></text:ruby> <text:ruby text:style-name="Ru1"><text:ruby-base>生</text:ruby-base><text:ruby-text>seng</text:ruby-text></text:ruby> <text:ruby text:style-name="Ru1"><text:ruby-base>塵</text:ruby-base><text:ruby-text>tîn</text:ruby-text></text:ruby> 。 <text:line-break/><text:soft-page-break/><text:ruby text:style-name="Ru1"><text:ruby-base>動</text:ruby-base><text:ruby-text>tōng</text:ruby-text></text:ruby> <text:ruby text:style-name="Ru1"><text:ruby-base>無</text:ruby-base><text:ruby-text>bû</text:ruby-text></text:ruby> <text:ruby text:style-name="Ru1"><text:ruby-base>常</text:ruby-base><text:ruby-text>siông</text:ruby-text></text:ruby> <text:ruby text:style-name="Ru1"><text:ruby-base>則</text:ruby-base><text:ruby-text>chek</text:ruby-text></text:ruby> ， <text:ruby text:style-name="Ru1"><text:ruby-base>若</text:ruby-base><text:ruby-text>jio̍k</text:ruby-text></text:ruby> <text:ruby text:style-name="Ru1"><text:ruby-base>危</text:ruby-base><text:ruby-text>gûi</text:ruby-text></text:ruby> <text:ruby text:style-name="Ru1"><text:ruby-base>若</text:ruby-base><text:ruby-text>jio̍k</text:ruby-text></text:ruby> <text:ruby text:style-name="Ru1"><text:ruby-base>安</text:ruby-base><text:ruby-text>an</text:ruby-text></text:ruby> 。 <text:line-break/><text:ruby text:style-name="Ru1"><text:ruby-base>進</text:ruby-base><text:ruby-text>chìn</text:ruby-text></text:ruby> <text:ruby text:style-name="Ru1"><text:ruby-base>止</text:ruby-base><text:ruby-text>chí</text:ruby-text></text:ruby> <text:ruby text:style-name="Ru1"><text:ruby-base>難</text:ruby-base><text:ruby-text>lân</text:ruby-text></text:ruby> <text:ruby text:style-name="Ru1"><text:ruby-base>期</text:ruby-base><text:ruby-text>kî</text:ruby-text></text:ruby> ， <text:ruby text:style-name="Ru1"><text:ruby-base>若</text:ruby-base><text:ruby-text>jio̍k</text:ruby-text></text:ruby> <text:ruby text:style-name="Ru1"><text:ruby-base>往</text:ruby-base><text:ruby-text>óng</text:ruby-text></text:ruby> <text:ruby text:style-name="Ru1"><text:ruby-base>若</text:ruby-base><text:ruby-text>jio̍k</text:ruby-text></text:ruby> <text:ruby text:style-name="Ru1"><text:ruby-base>還</text:ruby-base><text:ruby-text>hoân</text:ruby-text></text:ruby> 。 <text:line-break/><text:ruby text:style-name="Ru1"><text:ruby-base>轉</text:ruby-base><text:ruby-text>choán</text:ruby-text></text:ruby> <text:ruby text:style-name="Ru1"><text:ruby-base>眄</text:ruby-base><text:ruby-text>biān</text:ruby-text></text:ruby> <text:ruby text:style-name="Ru1"><text:ruby-base>流</text:ruby-base><text:ruby-text>liû</text:ruby-text></text:ruby> <text:ruby text:style-name="Ru1"><text:ruby-base>精</text:ruby-base><text:ruby-text>cheng</text:ruby-text></text:ruby> ， <text:ruby text:style-name="Ru1"><text:ruby-base>光</text:ruby-base><text:ruby-text>kong</text:ruby-text></text:ruby> <text:ruby text:style-name="Ru1"><text:ruby-base>潤</text:ruby-base><text:ruby-text>jūn</text:ruby-text></text:ruby> <text:ruby text:style-name="Ru1"><text:ruby-base>玉</text:ruby-base><text:ruby-text>gio̍k</text:ruby-text></text:ruby> <text:ruby text:style-name="Ru1"><text:ruby-base>顏</text:ruby-base><text:ruby-text>gân</text:ruby-text></text:ruby> 。 <text:line-break/><text:soft-page-break/><text:ruby text:style-name="Ru1"><text:ruby-base>含</text:ruby-base><text:ruby-text>hām</text:ruby-text></text:ruby> <text:ruby text:style-name="Ru1"><text:ruby-base>辭</text:ruby-base><text:ruby-text>sū</text:ruby-text></text:ruby> <text:ruby text:style-name="Ru1"><text:ruby-base>未</text:ruby-base><text:ruby-text>bī</text:ruby-text></text:ruby> <text:ruby text:style-name="Ru1"><text:ruby-base>吐</text:ruby-base><text:ruby-text>thó͘</text:ruby-text></text:ruby> ， <text:ruby text:style-name="Ru1"><text:ruby-base>氣</text:ruby-base><text:ruby-text>khì</text:ruby-text></text:ruby> <text:ruby text:style-name="Ru1"><text:ruby-base>若</text:ruby-base><text:ruby-text>jio̍k</text:ruby-text></text:ruby> <text:ruby text:style-name="Ru1"><text:ruby-base>幽</text:ruby-base><text:ruby-text>iu</text:ruby-text></text:ruby> <text:ruby text:style-name="Ru1"><text:ruby-base>蘭</text:ruby-base><text:ruby-text>lân</text:ruby-text></text:ruby> 。 <text:line-break/><text:ruby text:style-name="Ru1"><text:ruby-base>華</text:ruby-base><text:ruby-text>hôa</text:ruby-text></text:ruby> <text:ruby text:style-name="Ru1"><text:ruby-base>容</text:ruby-base><text:ruby-text>iông</text:ruby-text></text:ruby> <text:ruby text:style-name="Ru1"><text:ruby-base>婀</text:ruby-base><text:ruby-text>o</text:ruby-text></text:ruby> <text:ruby text:style-name="Ru1"><text:ruby-base>娜</text:ruby-base><text:ruby-text>ná</text:ruby-text></text:ruby> ， <text:ruby text:style-name="Ru1"><text:ruby-base>令</text:ruby-base><text:ruby-text>lēng</text:ruby-text></text:ruby> <text:ruby text:style-name="Ru1"><text:ruby-base>我</text:ruby-base><text:ruby-text>ngó͘</text:ruby-text></text:ruby> <text:ruby text:style-name="Ru1"><text:ruby-base>忘</text:ruby-base><text:ruby-text>bōng</text:ruby-text></text:ruby> <text:ruby text:style-name="Ru1"><text:ruby-base>餐</text:ruby-base><text:ruby-text>chhan</text:ruby-text></text:ruby> 。 </text:p>
      <text:p text:style-name="P4"><text:ruby text:style-name="Ru1"><text:ruby-base>於</text:ruby-base><text:ruby-text>î</text:ruby-text></text:ruby> <text:ruby text:style-name="Ru1"><text:ruby-base>是</text:ruby-base><text:ruby-text>sī</text:ruby-text></text:ruby> <text:ruby text:style-name="Ru1"><text:ruby-base>屏</text:ruby-base><text:ruby-text>pêng</text:ruby-text></text:ruby> <text:ruby text:style-name="Ru1"><text:ruby-base>翳</text:ruby-base><text:ruby-text>è</text:ruby-text></text:ruby> <text:ruby text:style-name="Ru1"><text:ruby-base>收</text:ruby-base><text:ruby-text>siu</text:ruby-text></text:ruby> <text:ruby text:style-name="Ru1"><text:ruby-base>風</text:ruby-base><text:ruby-text>hong</text:ruby-text></text:ruby> ， <text:ruby text:style-name="Ru1"><text:ruby-base>川</text:ruby-base><text:ruby-text>chhoan</text:ruby-text></text:ruby> <text:ruby text:style-name="Ru1"><text:ruby-base>后</text:ruby-base><text:ruby-text>hiō</text:ruby-text></text:ruby> <text:ruby text:style-name="Ru1"><text:ruby-base>靜</text:ruby-base><text:ruby-text>chēng</text:ruby-text></text:ruby> <text:ruby text:style-name="Ru1"><text:ruby-base>波</text:ruby-base><text:ruby-text>pho</text:ruby-text></text:ruby> 。 <text:line-break/><text:soft-page-break/><text:ruby text:style-name="Ru1"><text:ruby-base>馮</text:ruby-base><text:ruby-text>pêng</text:ruby-text></text:ruby> <text:ruby text:style-name="Ru1"><text:ruby-base>夷</text:ruby-base><text:ruby-text>î</text:ruby-text></text:ruby> <text:ruby text:style-name="Ru1"><text:ruby-base>鳴</text:ruby-base><text:ruby-text>bēng</text:ruby-text></text:ruby> <text:ruby text:style-name="Ru1"><text:ruby-base>鼓</text:ruby-base><text:ruby-text>kó͘</text:ruby-text></text:ruby> ， <text:ruby text:style-name="Ru1"><text:ruby-base>女</text:ruby-base><text:ruby-text>lú</text:ruby-text></text:ruby> <text:ruby text:style-name="Ru1"><text:ruby-base>媧</text:ruby-base><text:ruby-text>o</text:ruby-text></text:ruby> <text:ruby text:style-name="Ru1"><text:ruby-base>清</text:ruby-base><text:ruby-text>chheng</text:ruby-text></text:ruby> <text:ruby text:style-name="Ru1"><text:ruby-base>歌</text:ruby-base><text:ruby-text>ko</text:ruby-text></text:ruby> 。 <text:line-break/><text:ruby text:style-name="Ru1"><text:ruby-base>騰</text:ruby-base><text:ruby-text>thêng</text:ruby-text></text:ruby> <text:ruby text:style-name="Ru1"><text:ruby-base>文</text:ruby-base><text:ruby-text>bûn</text:ruby-text></text:ruby> <text:ruby text:style-name="Ru1"><text:ruby-base>魚</text:ruby-base><text:ruby-text>gû</text:ruby-text></text:ruby> <text:ruby text:style-name="Ru1"><text:ruby-base>以</text:ruby-base><text:ruby-text>í</text:ruby-text></text:ruby> <text:ruby text:style-name="Ru1"><text:ruby-base>警</text:ruby-base><text:ruby-text>kéng</text:ruby-text></text:ruby> <text:ruby text:style-name="Ru1"><text:ruby-base>乘</text:ruby-base><text:ruby-text>sēng</text:ruby-text></text:ruby> ， <text:ruby text:style-name="Ru1"><text:ruby-base>鳴</text:ruby-base><text:ruby-text>bêng</text:ruby-text></text:ruby> <text:ruby text:style-name="Ru1"><text:ruby-base>玉</text:ruby-base><text:ruby-text>gio̍k</text:ruby-text></text:ruby> <text:ruby text:style-name="Ru1"><text:ruby-base>鸞</text:ruby-base><text:ruby-text>loān</text:ruby-text></text:ruby> <text:ruby text:style-name="Ru1"><text:ruby-base>以</text:ruby-base><text:ruby-text>í</text:ruby-text></text:ruby> <text:ruby text:style-name="Ru1"><text:ruby-base>偕</text:ruby-base><text:ruby-text>kai</text:ruby-text></text:ruby> <text:ruby text:style-name="Ru1"><text:ruby-base>逝</text:ruby-base><text:ruby-text>sē</text:ruby-text></text:ruby> 。 <text:line-break/><text:ruby text:style-name="Ru1"><text:ruby-base>六</text:ruby-base><text:ruby-text>lio̍k</text:ruby-text></text:ruby> <text:ruby text:style-name="Ru1"><text:ruby-base>龍</text:ruby-base><text:ruby-text>liông</text:ruby-text></text:ruby> <text:ruby text:style-name="Ru1"><text:ruby-base>儼</text:ruby-base><text:ruby-text>giám</text:ruby-text></text:ruby> <text:ruby text:style-name="Ru1"><text:ruby-base>其</text:ruby-base><text:ruby-text>kî</text:ruby-text></text:ruby> <text:ruby text:style-name="Ru1"><text:ruby-base>齊</text:ruby-base><text:ruby-text>chē</text:ruby-text></text:ruby> <text:ruby text:style-name="Ru1"><text:ruby-base>首</text:ruby-base><text:ruby-text>siú</text:ruby-text></text:ruby> ， <text:ruby text:style-name="Ru1"><text:ruby-base>載</text:ruby-base><text:ruby-text>chài</text:ruby-text></text:ruby> <text:ruby text:style-name="Ru1"><text:ruby-base>雲</text:ruby-base><text:ruby-text>hûn</text:ruby-text></text:ruby> <text:ruby text:style-name="Ru1"><text:ruby-base>車</text:ruby-base><text:ruby-text>ki</text:ruby-text></text:ruby> <text:ruby text:style-name="Ru1"><text:ruby-base>之</text:ruby-base><text:ruby-text>chi</text:ruby-text></text:ruby> <text:ruby text:style-name="Ru1"><text:ruby-base>容</text:ruby-base><text:ruby-text>iông</text:ruby-text></text:ruby> <text:ruby text:style-name="Ru1"><text:ruby-base>裔</text:ruby-base><text:ruby-text>è</text:ruby-text></text:ruby> 。 <text:line-break/><text:soft-page-break/><text:ruby text:style-name="Ru1"><text:ruby-base>鯨</text:ruby-base><text:ruby-text>keng</text:ruby-text></text:ruby> <text:ruby text:style-name="Ru1"><text:ruby-base>鯢</text:ruby-base><text:ruby-text>gê</text:ruby-text></text:ruby> <text:ruby text:style-name="Ru1"><text:ruby-base>踊</text:ruby-base><text:ruby-text>ióng</text:ruby-text></text:ruby> <text:ruby text:style-name="Ru1"><text:ruby-base>而</text:ruby-base><text:ruby-text>jî</text:ruby-text></text:ruby> <text:ruby text:style-name="Ru1"><text:ruby-base>夾</text:ruby-base><text:ruby-text>kiap4</text:ruby-text></text:ruby> <text:ruby text:style-name="Ru1"><text:ruby-base>轂</text:ruby-base><text:ruby-text>kok</text:ruby-text></text:ruby> ， <text:ruby text:style-name="Ru1"><text:ruby-base>水</text:ruby-base><text:ruby-text>súi</text:ruby-text></text:ruby> <text:ruby text:style-name="Ru1"><text:ruby-base>禽</text:ruby-base><text:ruby-text>khîm</text:ruby-text></text:ruby> <text:ruby text:style-name="Ru1"><text:ruby-base>翔</text:ruby-base><text:ruby-text>siông</text:ruby-text></text:ruby> <text:ruby text:style-name="Ru1"><text:ruby-base>而</text:ruby-base><text:ruby-text>jî</text:ruby-text></text:ruby> <text:ruby text:style-name="Ru1"><text:ruby-base>爲</text:ruby-base><text:ruby-text>ūi</text:ruby-text></text:ruby> <text:ruby text:style-name="Ru1"><text:ruby-base>衛</text:ruby-base><text:ruby-text>ōe</text:ruby-text></text:ruby> 。 <text:line-break/><text:ruby text:style-name="Ru1"><text:ruby-base>於</text:ruby-base><text:ruby-text>î</text:ruby-text></text:ruby> <text:ruby text:style-name="Ru1"><text:ruby-base>是</text:ruby-base><text:ruby-text>sī</text:ruby-text></text:ruby> <text:ruby text:style-name="Ru1"><text:ruby-base>越</text:ruby-base><text:ruby-text>oa̍t</text:ruby-text></text:ruby> <text:ruby text:style-name="Ru1"><text:ruby-base>北</text:ruby-base><text:ruby-text>pok</text:ruby-text></text:ruby> <text:ruby text:style-name="Ru1"><text:ruby-base>沚</text:ruby-base><text:ruby-text>chí</text:ruby-text></text:ruby> ， <text:line-break/><text:ruby text:style-name="Ru1"><text:ruby-base>過</text:ruby-base><text:ruby-text>kò͘</text:ruby-text></text:ruby> <text:ruby text:style-name="Ru1"><text:ruby-base>南</text:ruby-base><text:ruby-text>lâm</text:ruby-text></text:ruby> <text:ruby text:style-name="Ru1"><text:ruby-base>岡</text:ruby-base><text:ruby-text>kong</text:ruby-text></text:ruby> ， <text:ruby text:style-name="Ru1"><text:ruby-base>紆</text:ruby-base><text:ruby-text>u</text:ruby-text></text:ruby> <text:ruby text:style-name="Ru1"><text:ruby-base>素</text:ruby-base><text:ruby-text>sò͘</text:ruby-text></text:ruby> <text:ruby text:style-name="Ru1"><text:ruby-base>領</text:ruby-base><text:ruby-text>léng</text:ruby-text></text:ruby> ， <text:ruby text:style-name="Ru1"><text:ruby-base>回</text:ruby-base><text:ruby-text>hôe</text:ruby-text></text:ruby> <text:ruby text:style-name="Ru1"><text:ruby-base>清</text:ruby-base><text:ruby-text>chheng</text:ruby-text></text:ruby> <text:ruby text:style-name="Ru1"><text:ruby-base>陽</text:ruby-base><text:ruby-text>iông</text:ruby-text></text:ruby> ， <text:line-break/><text:soft-page-break/><text:ruby text:style-name="Ru1"><text:ruby-base>動</text:ruby-base><text:ruby-text>tōng</text:ruby-text></text:ruby> <text:ruby text:style-name="Ru1"><text:ruby-base>朱</text:ruby-base><text:ruby-text>chu</text:ruby-text></text:ruby> <text:ruby text:style-name="Ru1"><text:ruby-base>脣</text:ruby-base><text:ruby-text>tûn</text:ruby-text></text:ruby> <text:ruby text:style-name="Ru1"><text:ruby-base>以</text:ruby-base><text:ruby-text>í</text:ruby-text></text:ruby> <text:ruby text:style-name="Ru1"><text:ruby-base>徐</text:ruby-base><text:ruby-text>chhî</text:ruby-text></text:ruby> <text:ruby text:style-name="Ru1"><text:ruby-base>言</text:ruby-base><text:ruby-text>giân</text:ruby-text></text:ruby> ， <text:ruby text:style-name="Ru1"><text:ruby-base>陳</text:ruby-base><text:ruby-text>tîn</text:ruby-text></text:ruby> <text:ruby text:style-name="Ru1"><text:ruby-base>交</text:ruby-base><text:ruby-text>kau</text:ruby-text></text:ruby> <text:ruby text:style-name="Ru1"><text:ruby-base>接</text:ruby-base><text:ruby-text>chiap</text:ruby-text></text:ruby> <text:ruby text:style-name="Ru1"><text:ruby-base>之</text:ruby-base><text:ruby-text>chi</text:ruby-text></text:ruby> <text:ruby text:style-name="Ru1"><text:ruby-base>大</text:ruby-base><text:ruby-text>tāi</text:ruby-text></text:ruby> <text:ruby text:style-name="Ru1"><text:ruby-base>綱</text:ruby-base><text:ruby-text>kong</text:ruby-text></text:ruby> 。 <text:line-break/><text:ruby text:style-name="Ru1"><text:ruby-base>恨</text:ruby-base><text:ruby-text>hūn</text:ruby-text></text:ruby> <text:ruby text:style-name="Ru1"><text:ruby-base>人</text:ruby-base><text:ruby-text>jîn</text:ruby-text></text:ruby> <text:ruby text:style-name="Ru1"><text:ruby-base>神</text:ruby-base><text:ruby-text>sîn</text:ruby-text></text:ruby> <text:ruby text:style-name="Ru1"><text:ruby-base>之</text:ruby-base><text:ruby-text>chi</text:ruby-text></text:ruby> <text:ruby text:style-name="Ru1"><text:ruby-base>道</text:ruby-base><text:ruby-text>tō</text:ruby-text></text:ruby> <text:ruby text:style-name="Ru1"><text:ruby-base>殊</text:ruby-base><text:ruby-text>sû</text:ruby-text></text:ruby> <text:ruby text:style-name="Ru1"><text:ruby-base>兮</text:ruby-base><text:ruby-text>hē</text:ruby-text></text:ruby> ， <text:ruby text:style-name="Ru1"><text:ruby-base>怨</text:ruby-base><text:ruby-text>oàn</text:ruby-text></text:ruby> <text:ruby text:style-name="Ru1"><text:ruby-base>盛</text:ruby-base><text:ruby-text>sēng</text:ruby-text></text:ruby> <text:ruby text:style-name="Ru1"><text:ruby-base>年</text:ruby-base><text:ruby-text>liân</text:ruby-text></text:ruby> <text:ruby text:style-name="Ru1"><text:ruby-base>之</text:ruby-base><text:ruby-text>chi</text:ruby-text></text:ruby> <text:ruby text:style-name="Ru1"><text:ruby-base>莫</text:ruby-base><text:ruby-text>bo̍k</text:ruby-text></text:ruby> <text:ruby text:style-name="Ru1"><text:ruby-base>當</text:ruby-base><text:ruby-text>tong</text:ruby-text></text:ruby> 。<text:line-break/><text:ruby text:style-name="Ru1"><text:ruby-base>抗</text:ruby-base><text:ruby-text>khòng</text:ruby-text></text:ruby> <text:ruby text:style-name="Ru1"><text:ruby-base>羅</text:ruby-base><text:ruby-text>lô</text:ruby-text></text:ruby> <text:ruby text:style-name="Ru1"><text:ruby-base>袂</text:ruby-base><text:ruby-text>bōe</text:ruby-text></text:ruby> <text:ruby text:style-name="Ru1"><text:ruby-base>以</text:ruby-base><text:ruby-text>í</text:ruby-text></text:ruby> <text:ruby text:style-name="Ru1"><text:ruby-base>掩</text:ruby-base><text:ruby-text>iám</text:ruby-text></text:ruby> <text:ruby text:style-name="Ru1"><text:ruby-base>涕</text:ruby-base><text:ruby-text>thé</text:ruby-text></text:ruby> <text:ruby text:style-name="Ru1"><text:ruby-base>兮</text:ruby-base><text:ruby-text>hē</text:ruby-text></text:ruby> ， <text:ruby text:style-name="Ru1"><text:ruby-base>淚</text:ruby-base><text:ruby-text>lūi</text:ruby-text></text:ruby> <text:ruby text:style-name="Ru1"><text:ruby-base>流</text:ruby-base><text:ruby-text>liû</text:ruby-text></text:ruby> <text:ruby text:style-name="Ru1"><text:ruby-base>襟</text:ruby-base><text:ruby-text>khim</text:ruby-text></text:ruby> <text:ruby text:style-name="Ru1"><text:ruby-base>之</text:ruby-base><text:ruby-text>chi</text:ruby-text></text:ruby> <text:ruby text:style-name="Ru1"><text:ruby-base>浪</text:ruby-base><text:ruby-text>lōng</text:ruby-text></text:ruby> <text:ruby text:style-name="Ru1"><text:ruby-base>浪</text:ruby-base><text:ruby-text>lōng</text:ruby-text></text:ruby> 。<text:line-break/><text:soft-page-break/><text:ruby text:style-name="Ru1"><text:ruby-base>悼</text:ruby-base><text:ruby-text>tō</text:ruby-text></text:ruby> <text:ruby text:style-name="Ru1"><text:ruby-base>良</text:ruby-base><text:ruby-text>liông</text:ruby-text></text:ruby> <text:ruby text:style-name="Ru1"><text:ruby-base>會</text:ruby-base><text:ruby-text>hōe</text:ruby-text></text:ruby> <text:ruby text:style-name="Ru1"><text:ruby-base>之</text:ruby-base><text:ruby-text>chi</text:ruby-text></text:ruby> <text:ruby text:style-name="Ru1"><text:ruby-base>永</text:ruby-base><text:ruby-text>éng</text:ruby-text></text:ruby> <text:ruby text:style-name="Ru1"><text:ruby-base>絕</text:ruby-base><text:ruby-text>choa̍t</text:ruby-text></text:ruby> <text:ruby text:style-name="Ru1"><text:ruby-base>兮</text:ruby-base><text:ruby-text>hē</text:ruby-text></text:ruby> ， <text:ruby text:style-name="Ru1"><text:ruby-base>哀</text:ruby-base><text:ruby-text>ai</text:ruby-text></text:ruby> <text:ruby text:style-name="Ru1"><text:ruby-base>一</text:ruby-base><text:ruby-text>it</text:ruby-text></text:ruby> <text:ruby text:style-name="Ru1"><text:ruby-base>逝</text:ruby-base><text:ruby-text>sē</text:ruby-text></text:ruby> <text:ruby text:style-name="Ru1"><text:ruby-base>而</text:ruby-base><text:ruby-text>jî</text:ruby-text></text:ruby> <text:ruby text:style-name="Ru1"><text:ruby-base>異</text:ruby-base><text:ruby-text>ī</text:ruby-text></text:ruby> <text:ruby text:style-name="Ru1"><text:ruby-base>鄉</text:ruby-base><text:ruby-text>hiong</text:ruby-text></text:ruby> 。<text:line-break/><text:ruby text:style-name="Ru1"><text:ruby-base>無</text:ruby-base><text:ruby-text>bû</text:ruby-text></text:ruby> <text:ruby text:style-name="Ru1"><text:ruby-base>微</text:ruby-base><text:ruby-text>bî</text:ruby-text></text:ruby> <text:ruby text:style-name="Ru1"><text:ruby-base>情</text:ruby-base><text:ruby-text>chêng</text:ruby-text></text:ruby> <text:ruby text:style-name="Ru1"><text:ruby-base>以</text:ruby-base><text:ruby-text>í</text:ruby-text></text:ruby> <text:ruby text:style-name="Ru1"><text:ruby-base>效</text:ruby-base><text:ruby-text>hāu</text:ruby-text></text:ruby> <text:ruby text:style-name="Ru1"><text:ruby-base>愛</text:ruby-base><text:ruby-text>ài</text:ruby-text></text:ruby> <text:ruby text:style-name="Ru1"><text:ruby-base>兮</text:ruby-base><text:ruby-text>hē</text:ruby-text></text:ruby> ， <text:ruby text:style-name="Ru1"><text:ruby-base>獻</text:ruby-base><text:ruby-text>hiàn</text:ruby-text></text:ruby> <text:ruby text:style-name="Ru1"><text:ruby-base>江</text:ruby-base><text:ruby-text>kang</text:ruby-text></text:ruby> <text:ruby text:style-name="Ru1"><text:ruby-base>南</text:ruby-base><text:ruby-text>lâm</text:ruby-text></text:ruby> <text:ruby text:style-name="Ru1"><text:ruby-base>之</text:ruby-base><text:ruby-text>chi</text:ruby-text></text:ruby> <text:ruby text:style-name="Ru1"><text:ruby-base>明</text:ruby-base><text:ruby-text>bêng</text:ruby-text></text:ruby> <text:ruby text:style-name="Ru1"><text:ruby-base>璫</text:ruby-base><text:ruby-text>tong</text:ruby-text></text:ruby> 。<text:line-break/><text:ruby text:style-name="Ru1"><text:ruby-base>雖</text:ruby-base><text:ruby-text>sui</text:ruby-text></text:ruby> <text:ruby text:style-name="Ru1"><text:ruby-base>潛</text:ruby-base><text:ruby-text>chiâm</text:ruby-text></text:ruby> <text:ruby text:style-name="Ru1"><text:ruby-base>處</text:ruby-base><text:ruby-text>chhú</text:ruby-text></text:ruby> <text:ruby text:style-name="Ru1"><text:ruby-base>於</text:ruby-base><text:ruby-text>î</text:ruby-text></text:ruby> <text:ruby text:style-name="Ru1"><text:ruby-base>太</text:ruby-base><text:ruby-text>thài</text:ruby-text></text:ruby> <text:ruby text:style-name="Ru1"><text:ruby-base>陰</text:ruby-base><text:ruby-text>im</text:ruby-text></text:ruby> ， <text:ruby text:style-name="Ru1"><text:ruby-base>長</text:ruby-base><text:ruby-text>tiông</text:ruby-text></text:ruby> <text:ruby text:style-name="Ru1"><text:ruby-base>寄</text:ruby-base><text:ruby-text>kì</text:ruby-text></text:ruby> <text:ruby text:style-name="Ru1"><text:ruby-base>心</text:ruby-base><text:ruby-text>sim</text:ruby-text></text:ruby> <text:ruby text:style-name="Ru1"><text:ruby-base>於</text:ruby-base><text:ruby-text>î</text:ruby-text></text:ruby> <text:ruby text:style-name="Ru1"><text:ruby-base>君</text:ruby-base><text:ruby-text>kun</text:ruby-text></text:ruby> <text:ruby text:style-name="Ru1"><text:ruby-base>王</text:ruby-base><text:ruby-text>ông</text:ruby-text></text:ruby> 。 <text:line-break/><text:soft-page-break/><text:ruby text:style-name="Ru1"><text:ruby-base>忽</text:ruby-base><text:ruby-text>hut</text:ruby-text></text:ruby> <text:ruby text:style-name="Ru1"><text:ruby-base>不</text:ruby-base><text:ruby-text>put</text:ruby-text></text:ruby> <text:ruby text:style-name="Ru1"><text:ruby-base>悟</text:ruby-base><text:ruby-text>ngō͘</text:ruby-text></text:ruby> <text:ruby text:style-name="Ru1"><text:ruby-base>其</text:ruby-base><text:ruby-text>kî</text:ruby-text></text:ruby> <text:ruby text:style-name="Ru1"><text:ruby-base>所</text:ruby-base><text:ruby-text>só͘</text:ruby-text></text:ruby> <text:ruby text:style-name="Ru1"><text:ruby-base>舍</text:ruby-base><text:ruby-text>sià</text:ruby-text></text:ruby> ， <text:ruby text:style-name="Ru1"><text:ruby-base>悵</text:ruby-base><text:ruby-text>thiòng</text:ruby-text></text:ruby> <text:ruby text:style-name="Ru1"><text:ruby-base>神</text:ruby-base><text:ruby-text>sîn</text:ruby-text></text:ruby> <text:ruby text:style-name="Ru1"><text:ruby-base>宵</text:ruby-base><text:ruby-text>siau</text:ruby-text></text:ruby> <text:ruby text:style-name="Ru1"><text:ruby-base>而</text:ruby-base><text:ruby-text>jî</text:ruby-text></text:ruby> <text:ruby text:style-name="Ru1"><text:ruby-base>蔽</text:ruby-base><text:ruby-text>pè</text:ruby-text></text:ruby> <text:ruby text:style-name="Ru1"><text:ruby-base>光</text:ruby-base><text:ruby-text>kong</text:ruby-text></text:ruby> 。 </text:p>
      <text:p text:style-name="P5"><text:ruby text:style-name="Ru1"><text:ruby-base>於</text:ruby-base><text:ruby-text>î</text:ruby-text></text:ruby> <text:ruby text:style-name="Ru1"><text:ruby-base>是</text:ruby-base><text:ruby-text>sī</text:ruby-text></text:ruby> <text:ruby text:style-name="Ru1"><text:ruby-base>背</text:ruby-base><text:ruby-text>pōe</text:ruby-text></text:ruby> <text:ruby text:style-name="Ru1"><text:ruby-base>下</text:ruby-base><text:ruby-text>hā</text:ruby-text></text:ruby> <text:ruby text:style-name="Ru1"><text:ruby-base>陵</text:ruby-base><text:ruby-text>lêng</text:ruby-text></text:ruby> <text:ruby text:style-name="Ru1"><text:ruby-base>高</text:ruby-base><text:ruby-text>ko</text:ruby-text></text:ruby> ， <text:ruby text:style-name="Ru1"><text:ruby-base>足</text:ruby-base><text:ruby-text>chiok</text:ruby-text></text:ruby> <text:ruby text:style-name="Ru1"><text:ruby-base>往</text:ruby-base><text:ruby-text>óng</text:ruby-text></text:ruby> <text:ruby text:style-name="Ru1"><text:ruby-base>神</text:ruby-base><text:ruby-text>sîn</text:ruby-text></text:ruby> <text:ruby text:style-name="Ru1"><text:ruby-base>留</text:ruby-base><text:ruby-text>liû</text:ruby-text></text:ruby> 。 <text:line-break/><text:ruby text:style-name="Ru1"><text:ruby-base>遺</text:ruby-base><text:ruby-text>ûi</text:ruby-text></text:ruby> <text:ruby text:style-name="Ru1"><text:ruby-base>情</text:ruby-base><text:ruby-text>chêng</text:ruby-text></text:ruby> <text:ruby text:style-name="Ru1"><text:ruby-base>想</text:ruby-base><text:ruby-text>sióng</text:ruby-text></text:ruby> <text:ruby text:style-name="Ru1"><text:ruby-base>像</text:ruby-base><text:ruby-text>siōng</text:ruby-text></text:ruby> ， <text:ruby text:style-name="Ru1"><text:ruby-base>顧</text:ruby-base><text:ruby-text>kò͘</text:ruby-text></text:ruby> <text:ruby text:style-name="Ru1"><text:ruby-base>望</text:ruby-base><text:ruby-text>bōng</text:ruby-text></text:ruby> <text:ruby text:style-name="Ru1"><text:ruby-base>懷</text:ruby-base><text:ruby-text>hoâi</text:ruby-text></text:ruby> <text:ruby text:style-name="Ru1"><text:ruby-base>愁</text:ruby-base><text:ruby-text>chhiû</text:ruby-text></text:ruby> 。 <text:line-break/><text:ruby text:style-name="Ru1"><text:ruby-base>冀</text:ruby-base><text:ruby-text>kí</text:ruby-text></text:ruby> <text:ruby text:style-name="Ru1"><text:ruby-base>靈</text:ruby-base><text:ruby-text>lêng</text:ruby-text></text:ruby> <text:ruby text:style-name="Ru1"><text:ruby-base>體</text:ruby-base><text:ruby-text>thé</text:ruby-text></text:ruby> <text:ruby text:style-name="Ru1"><text:ruby-base>之</text:ruby-base><text:ruby-text>chi</text:ruby-text></text:ruby> <text:ruby text:style-name="Ru1"><text:ruby-base>復</text:ruby-base><text:ruby-text>ho̍k</text:ruby-text></text:ruby> <text:ruby text:style-name="Ru1"><text:ruby-base>形</text:ruby-base><text:ruby-text>hêng</text:ruby-text></text:ruby> ， <text:ruby text:style-name="Ru1"><text:ruby-base>御</text:ruby-base><text:ruby-text>gū</text:ruby-text></text:ruby> <text:ruby text:style-name="Ru1"><text:ruby-base>輕</text:ruby-base><text:ruby-text>kheng</text:ruby-text></text:ruby> <text:ruby text:style-name="Ru1"><text:ruby-base>舟</text:ruby-base><text:ruby-text>chiu</text:ruby-text></text:ruby> <text:ruby text:style-name="Ru1"><text:ruby-base>而</text:ruby-base><text:ruby-text>jî</text:ruby-text></text:ruby> <text:ruby text:style-name="Ru1"><text:ruby-base>上</text:ruby-base><text:ruby-text>siōng</text:ruby-text></text:ruby> <text:ruby text:style-name="Ru1"><text:ruby-base>溯</text:ruby-base><text:ruby-text>sò͘</text:ruby-text></text:ruby> 。 <text:line-break/><text:soft-page-break/><text:ruby text:style-name="Ru1"><text:ruby-base>浮</text:ruby-base><text:ruby-text>hû</text:ruby-text></text:ruby> <text:ruby text:style-name="Ru1"><text:ruby-base>長</text:ruby-base><text:ruby-text>tiông</text:ruby-text></text:ruby> <text:ruby text:style-name="Ru1"><text:ruby-base>川</text:ruby-base><text:ruby-text>chhoan</text:ruby-text></text:ruby> <text:ruby text:style-name="Ru1"><text:ruby-base>而</text:ruby-base><text:ruby-text>jî</text:ruby-text></text:ruby> <text:ruby text:style-name="Ru1"><text:ruby-base>忘</text:ruby-base><text:ruby-text>bōng</text:ruby-text></text:ruby> <text:ruby text:style-name="Ru1"><text:ruby-base>返</text:ruby-base><text:ruby-text>hoán</text:ruby-text></text:ruby> ， <text:ruby text:style-name="Ru1"><text:ruby-base>思</text:ruby-base><text:ruby-text>su</text:ruby-text></text:ruby> <text:ruby text:style-name="Ru1"><text:ruby-base>綿</text:ruby-base><text:ruby-text>biân</text:ruby-text></text:ruby> <text:ruby text:style-name="Ru1"><text:ruby-base>綿</text:ruby-base><text:ruby-text>biân</text:ruby-text></text:ruby> <text:ruby text:style-name="Ru1"><text:ruby-base>而</text:ruby-base><text:ruby-text>jî</text:ruby-text></text:ruby> <text:ruby text:style-name="Ru1"><text:ruby-base>增</text:ruby-base><text:ruby-text>cheng</text:ruby-text></text:ruby> <text:ruby text:style-name="Ru1"><text:ruby-base>慕</text:ruby-base><text:ruby-text>bō͘</text:ruby-text></text:ruby> 。 <text:line-break/><text:ruby text:style-name="Ru1"><text:ruby-base>夜</text:ruby-base><text:ruby-text>iā</text:ruby-text></text:ruby> <text:ruby text:style-name="Ru1"><text:ruby-base>耿</text:ruby-base><text:ruby-text>kéng</text:ruby-text></text:ruby> <text:ruby text:style-name="Ru1"><text:ruby-base>耿</text:ruby-base><text:ruby-text>kéng</text:ruby-text></text:ruby> <text:ruby text:style-name="Ru1"><text:ruby-base>而</text:ruby-base><text:ruby-text>jî</text:ruby-text></text:ruby> <text:ruby text:style-name="Ru1"><text:ruby-base>不</text:ruby-base><text:ruby-text>put</text:ruby-text></text:ruby> <text:ruby text:style-name="Ru1"><text:ruby-base>寐</text:ruby-base><text:ruby-text>bī</text:ruby-text></text:ruby> ， <text:ruby text:style-name="Ru1"><text:ruby-base>沾</text:ruby-base><text:ruby-text>cham</text:ruby-text></text:ruby> <text:ruby text:style-name="Ru1"><text:ruby-base>繁</text:ruby-base><text:ruby-text>hoân</text:ruby-text></text:ruby> <text:ruby text:style-name="Ru1"><text:ruby-base>霜</text:ruby-base><text:ruby-text>song</text:ruby-text></text:ruby> <text:ruby text:style-name="Ru1"><text:ruby-base>而</text:ruby-base><text:ruby-text>jî</text:ruby-text></text:ruby> <text:ruby text:style-name="Ru1"><text:ruby-base>至</text:ruby-base><text:ruby-text>chì</text:ruby-text></text:ruby> <text:ruby text:style-name="Ru1"><text:ruby-base>曙</text:ruby-base><text:ruby-text>sū</text:ruby-text></text:ruby> 。 <text:line-break/><text:ruby text:style-name="Ru1"><text:ruby-base>命</text:ruby-base><text:ruby-text>bēng</text:ruby-text></text:ruby> <text:ruby text:style-name="Ru1"><text:ruby-base>僕</text:ruby-base><text:ruby-text>po̍k</text:ruby-text></text:ruby> <text:ruby text:style-name="Ru1"><text:ruby-base>伕</text:ruby-base><text:ruby-text>hu</text:ruby-text></text:ruby> <text:ruby text:style-name="Ru1"><text:ruby-base>而</text:ruby-base><text:ruby-text>jî</text:ruby-text></text:ruby> <text:ruby text:style-name="Ru1"><text:ruby-base>就</text:ruby-base><text:ruby-text>chiū</text:ruby-text></text:ruby> <text:ruby text:style-name="Ru1"><text:ruby-base>駕</text:ruby-base><text:ruby-text>kà</text:ruby-text></text:ruby> ， <text:ruby text:style-name="Ru1"><text:ruby-base>吾</text:ruby-base><text:ruby-text>ngô͘</text:ruby-text></text:ruby> <text:ruby text:style-name="Ru1"><text:ruby-base>將</text:ruby-base><text:ruby-text>chiòng</text:ruby-text></text:ruby> <text:ruby text:style-name="Ru1"><text:ruby-base>歸</text:ruby-base><text:ruby-text>kui</text:ruby-text></text:ruby> <text:ruby text:style-name="Ru1"><text:ruby-base>乎</text:ruby-base><text:ruby-text>hohⁿ</text:ruby-text></text:ruby> <text:ruby text:style-name="Ru1"><text:ruby-base>東</text:ruby-base><text:ruby-text>tong</text:ruby-text></text:ruby> <text:ruby text:style-name="Ru1"><text:ruby-base>路</text:ruby-base><text:ruby-text>lō͘</text:ruby-text></text:ruby> 。 <text:line-break/><text:soft-page-break/><text:ruby text:style-name="Ru1"><text:ruby-base>攬</text:ruby-base><text:ruby-text>lám</text:ruby-text></text:ruby> <text:ruby text:style-name="Ru1"><text:ruby-base>騑</text:ruby-base><text:ruby-text>hui</text:ruby-text></text:ruby> <text:ruby text:style-name="Ru1"><text:ruby-base>轡</text:ruby-base><text:ruby-text>pì</text:ruby-text></text:ruby> <text:ruby text:style-name="Ru1"><text:ruby-base>以</text:ruby-base><text:ruby-text>í</text:ruby-text></text:ruby> <text:ruby text:style-name="Ru1"><text:ruby-base>抗</text:ruby-base><text:ruby-text>khòng</text:ruby-text></text:ruby> <text:ruby text:style-name="Ru1"><text:ruby-base>策</text:ruby-base><text:ruby-text>chhek</text:ruby-text></text:ruby> ， <text:ruby text:style-name="Ru1"><text:ruby-base>悵</text:ruby-base><text:ruby-text>thiòng</text:ruby-text></text:ruby> <text:ruby text:style-name="Ru1"><text:ruby-base>盤</text:ruby-base><text:ruby-text>phoân</text:ruby-text></text:ruby> <text:ruby text:style-name="Ru1"><text:ruby-base>桓</text:ruby-base><text:ruby-text>hoân</text:ruby-text></text:ruby> <text:ruby text:style-name="Ru1"><text:ruby-base>而</text:ruby-base><text:ruby-text>jî</text:ruby-text></text:ruby> <text:ruby text:style-name="Ru1"><text:ruby-base>不</text:ruby-base><text:ruby-text>put</text:ruby-text></text:ruby> <text:ruby text:style-name="Ru1"><text:ruby-base>能</text:ruby-base><text:ruby-text>lêng</text:ruby-text></text:ruby> <text:ruby text:style-name="Ru1"><text:ruby-base>去</text:ruby-base><text:ruby-text>khù</text:ruby-text></text:ruby> 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iriam Libre" svg:font-family="'Miriam Libre'" style:font-adornments="標準" style:font-pitch="variable"/>
    <style:font-face style:name="华文宋体" svg:font-family="华文宋体" style:font-family-generic="system" style:font-pitch="variable"/>
    <style:font-face style:name="圓體-繁" svg:font-family="圓體-繁" style:font-adornments="標準" style:font-pitch="variable"/>
    <style:font-face style:name="翩翩體-繁" svg:font-family="翩翩體-繁" style:font-adornments="標準" style:font-pitch="variable"/>
    <style:font-face style:name="隸變-繁" svg:font-family="隸變-繁" style:font-adornments="標準" style:font-pitch="variable"/>
    <style:font-face style:name="魏碑-繁" svg:font-family="魏碑-繁" style:font-adornments="標準" style:font-pitch="variable"/>
    <style:font-face style:name="魏碑-繁1" svg:font-family="魏碑-繁" style:font-adornments="粗體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 style:register-true="true"/>
      <style:text-properties style:font-name="Liberation Serif:dlig" fo:font-family="'Liberation Serif:dlig'" style:font-style-name="標準" style:font-family-generic="roman" style:font-pitch="variable" fo:font-size="36pt" fo:letter-spacing="0.212cm" style:font-name-asian="翩翩體-繁" style:font-family-asian="翩翩體-繁" style:font-style-name-asian="標準" style:font-pitch-asian="variable" style:font-size-asian="36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cm" fo:margin-bottom="0.55cm" style:contextual-spacing="false" fo:line-height="100%" fo:text-align="center" style:justify-single-word="false" fo:keep-with-next="always"/>
      <style:text-properties style:font-name="Liberation Sans" fo:font-family="'Liberation Sans'" style:font-family-generic="swiss" style:font-pitch="variable" fo:font-size="54pt" fo:letter-spacing="normal" style:font-name-asian="魏碑-繁" style:font-family-asian="魏碑-繁" style:font-style-name-asian="標準" style:font-pitch-asian="variable" style:font-size-asian="5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99cm" fo:margin-bottom="0.499cm" style:contextual-spacing="false" fo:line-height="120%" fo:keep-together="auto" fo:orphans="0" fo:widows="0" style:register-true="false" style:page-number="auto" style:text-autospace="none" style:punctuation-wrap="hanging" style:line-break="strict" style:snap-to-layout-grid="false"/>
      <style:text-properties fo:font-size="44pt" fo:letter-spacing="normal" style:letter-kerning="false" style:font-name-asian="隸變-繁" style:font-family-asian="隸變-繁" style:font-style-name-asian="標準" style:font-pitch-asian="variable" style:font-size-asian="44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华文宋体" style:font-family-asian="华文宋体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 style:register-true="false"/>
      <style:text-properties fo:font-size="48pt" fo:letter-spacing="normal" fo:font-weight="normal" style:font-name-asian="魏碑-繁1" style:font-family-asian="魏碑-繁" style:font-style-name-asian="粗體" style:font-pitch-asian="variable" style:font-size-asian="48pt" style:font-weight-asian="normal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color="#bf0041" loext:opacity="100%" style:font-name="Miriam Libre" fo:font-family="'Miriam Libre'" style:font-style-name="標準" style:font-pitch="variable" fo:font-size="14pt" style:text-underline-style="none" style:font-name-asian="圓體-繁" style:font-family-asian="圓體-繁" style:font-style-name-asian="標準" style:font-pitch-asian="variable" style:font-size-asian="14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7.5cm" fo:margin-bottom="1cm" fo:margin-left="0.7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6T19:38:58.550777048</meta:creation-date>
    <meta:editing-duration>PT19H48M31S</meta:editing-duration>
    <meta:editing-cycles>153</meta:editing-cycles>
    <meta:generator>LibreOffice/7.2.5.2$MacOSX_X86_64 LibreOffice_project/499f9727c189e6ef3471021d6132d4c694f357e5</meta:generator>
    <dc:title>出師表</dc:title>
    <dc:date>2022-03-04T12:02:19.690941960</dc:date>
    <meta:document-statistic meta:table-count="0" meta:image-count="0" meta:object-count="0" meta:page-count="33" meta:paragraph-count="8" meta:word-count="1097" meta:character-count="2256" meta:non-whitespace-character-count="1097"/>
    <meta:template xlink:type="simple" xlink:actuate="onRequest" xlink:title="我的草稿" xlink:href="../../../Library/Application%20Support/LibreOffice/4/user/template/我的草稿.ott" meta:date="2022-01-16T19:38:58.110721543"/>
  </office:meta>
</office:document-meta>
</file>